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47.00pt" fo:font-weight="normal" fo:font-family="'Arial Bold'" style:font-family-asian="'Arial Bold'" style:font-family-complex="'Arial Bold'" fo:background-color="transparent" fo:color="#000000"/>
    </style:style>
    <style:style style:name="T2" style:family="text">
      <style:text-properties fo:font-size="28.00pt" fo:font-weight="normal" fo:font-family="'Arial Bold'" style:font-family-asian="'Arial Bold'" style:font-family-complex="'Arial Bold'" fo:background-color="transparent" fo:color="#000000"/>
    </style:style>
    <style:style style:name="T3" style:family="text">
      <style:text-properties fo:font-size="12.00pt" fo:font-weight="normal" fo:font-family="Arial" style:font-family-asian="Arial" style:font-family-complex="Arial" fo:background-color="transparent" fo:color="#000000"/>
    </style:style>
    <style:style style:name="T4" style:family="text">
      <style:text-properties fo:font-size="12.00pt" fo:font-weight="normal" fo:font-family="'Arial Bold'" style:font-family-asian="'Arial Bold'" style:font-family-complex="'Arial Bold'" fo:background-color="transparent" fo:color="#000000"/>
    </style:style>
    <style:style style:name="T5" style:family="text">
      <style:text-properties fo:font-size="12.00pt" fo:font-weight="normal" fo:font-family="Arial" style:font-family-asian="Arial" style:font-family-complex="Arial" fo:background-color="transparent" fo:color="#000000"/>
    </style:style>
    <style:style style:name="T6" style:family="text">
      <style:text-properties fo:font-size="18.00pt" fo:font-weight="normal" fo:font-family="'Arial Bold'" style:font-family-asian="'Arial Bold'" style:font-family-complex="'Arial Bold'" fo:background-color="transparent" fo:color="#000000"/>
    </style:style>
    <style:style style:name="T7" style:family="text">
      <style:text-properties fo:font-size="12.00pt" fo:font-weight="normal" fo:font-family="Arial" style:font-family-asian="Arial" style:font-family-complex="Arial" fo:background-color="transparent" fo:color="#000000"/>
    </style:style>
    <style:style style:name="T8" style:family="text">
      <style:text-properties fo:font-size="12.00pt" fo:font-weight="normal" fo:font-family="'Arial Bold'" style:font-family-asian="'Arial Bold'" style:font-family-complex="'Arial Bold'" fo:background-color="transparent" fo:color="#000000"/>
    </style:style>
    <style:style style:name="T9" style:family="text">
      <style:text-properties fo:font-size="12.00pt" fo:font-weight="normal" fo:font-family="Arial" style:font-family-asian="Arial" style:font-family-complex="Arial" fo:background-color="transparent" fo:color="#000000"/>
    </style:style>
    <style:style style:name="T10" style:family="text">
      <style:text-properties fo:font-size="12.00pt" fo:font-weight="normal" fo:font-family="'Arial Bold'" style:font-family-asian="'Arial Bold'" style:font-family-complex="'Arial Bold'" fo:background-color="transparent" fo:color="#000000"/>
    </style:style>
    <style:style style:name="T11" style:family="text">
      <style:text-properties fo:font-size="12.00pt" fo:font-weight="normal" fo:font-family="Arial" style:font-family-asian="Arial" style:font-family-complex="Arial" fo:background-color="transparent" fo:color="#000000"/>
    </style:style>
    <style:style style:name="T12" style:family="text">
      <style:text-properties fo:font-size="12.00pt" fo:font-weight="normal" fo:font-family="'Arial Italic'" style:font-family-asian="'Arial Italic'" style:font-family-complex="'Arial Italic'" fo:background-color="transparent" fo:color="#000000"/>
    </style:style>
    <style:style style:name="T13" style:family="text">
      <style:text-properties fo:font-size="12.00pt" fo:font-weight="normal" fo:font-family="Arial" style:font-family-asian="Arial" style:font-family-complex="Arial" fo:background-color="transparent" fo:color="#000000"/>
    </style:style>
    <style:style style:name="T14" style:family="text">
      <style:text-properties fo:font-size="12.00pt" fo:font-weight="normal" fo:font-family="'Arial Italic'" style:font-family-asian="'Arial Italic'" style:font-family-complex="'Arial Italic'" fo:background-color="transparent" fo:color="#000000"/>
    </style:style>
    <style:style style:name="T15" style:family="text">
      <style:text-properties fo:font-size="12.00pt" fo:font-weight="normal" fo:font-family="Arial" style:font-family-asian="Arial" style:font-family-complex="Arial" fo:background-color="transparent" fo:color="#000000"/>
    </style:style>
    <style:style style:name="T16" style:family="text">
      <style:text-properties fo:font-size="12.00pt" fo:font-weight="normal" fo:font-family="'Arial Italic'" style:font-family-asian="'Arial Italic'" style:font-family-complex="'Arial Italic'" fo:background-color="transparent" fo:color="#000000"/>
    </style:style>
    <style:style style:name="T17" style:family="text">
      <style:text-properties fo:font-size="12.00pt" fo:font-weight="normal" fo:font-family="Arial" style:font-family-asian="Arial" style:font-family-complex="Arial" fo:background-color="transparent" fo:color="#000000"/>
    </style:style>
    <style:style style:name="T18" style:family="text">
      <style:text-properties fo:font-size="18.00pt" fo:font-weight="normal" fo:font-family="'Arial Bold'" style:font-family-asian="'Arial Bold'" style:font-family-complex="'Arial Bold'" fo:background-color="transparent" fo:color="#000000"/>
    </style:style>
    <style:style style:name="T19" style:family="text">
      <style:text-properties fo:font-size="12.00pt" fo:font-weight="normal" fo:font-family="Arial" style:font-family-asian="Arial" style:font-family-complex="Arial" fo:background-color="transparent" fo:color="#000000"/>
    </style:style>
    <style:style style:name="T20" style:family="text">
      <style:text-properties fo:font-size="12.00pt" fo:font-weight="normal" fo:font-family="Helvetica" style:font-family-asian="Helvetica" style:font-family-complex="Helvetica"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Arial" style:font-family-asian="Arial" style:font-family-complex="Arial" fo:background-color="transparent" fo:color="#000000"/>
    </style:style>
    <style:style style:name="T23" style:family="text">
      <style:text-properties fo:font-size="12.00pt" fo:font-weight="normal" fo:font-family="'Arial Italic'" style:font-family-asian="'Arial Italic'" style:font-family-complex="'Arial Italic'" fo:background-color="transparent" fo:color="#000000"/>
    </style:style>
    <style:style style:name="T24" style:family="text">
      <style:text-properties fo:font-size="12.00pt" fo:font-weight="normal" fo:font-family="Arial" style:font-family-asian="Arial" style:font-family-complex="Arial" fo:background-color="transparent" fo:color="#000000"/>
    </style:style>
    <style:style style:name="T25" style:family="text">
      <style:text-properties fo:font-size="12.00pt" fo:font-weight="normal" fo:font-family="'Arial Italic'" style:font-family-asian="'Arial Italic'" style:font-family-complex="'Arial Italic'" fo:background-color="transparent" fo:color="#000000"/>
    </style:style>
    <style:style style:name="T26" style:family="text">
      <style:text-properties fo:font-size="12.00pt" fo:font-weight="normal" fo:font-family="Arial" style:font-family-asian="Arial" style:font-family-complex="Arial" fo:background-color="transparent" fo:color="#000000"/>
    </style:style>
    <style:style style:name="T27" style:family="text">
      <style:text-properties fo:font-size="18.00pt" fo:font-weight="normal" fo:font-family="'Arial Bold'" style:font-family-asian="'Arial Bold'" style:font-family-complex="'Arial Bold'" fo:background-color="transparent" fo:color="#000000"/>
    </style:style>
    <style:style style:name="T28" style:family="text">
      <style:text-properties fo:font-size="12.00pt" fo:font-weight="normal" fo:font-family="Arial" style:font-family-asian="Arial" style:font-family-complex="Arial" fo:background-color="transparent" fo:color="#000000"/>
    </style:style>
    <style:style style:name="T29" style:family="text">
      <style:text-properties fo:font-size="12.00pt" fo:font-weight="normal" fo:font-family="'Arial Bold'" style:font-family-asian="'Arial Bold'" style:font-family-complex="'Arial Bold'" fo:background-color="transparent" fo:color="#000000"/>
    </style:style>
    <style:style style:name="T30" style:family="text">
      <style:text-properties fo:font-size="12.00pt" fo:font-weight="normal" fo:font-family="Arial" style:font-family-asian="Arial" style:font-family-complex="Arial" fo:background-color="transparent" fo:color="#000000"/>
    </style:style>
    <style:style style:name="T31" style:family="text">
      <style:text-properties fo:font-size="12.00pt" fo:font-weight="normal" fo:font-family="'Arial Italic'" style:font-family-asian="'Arial Italic'" style:font-family-complex="'Arial Italic'" fo:background-color="transparent" fo:color="#000000"/>
    </style:style>
    <style:style style:name="T32" style:family="text">
      <style:text-properties fo:font-size="12.00pt" fo:font-weight="normal" fo:font-family="Arial" style:font-family-asian="Arial" style:font-family-complex="Arial" fo:background-color="transparent" fo:color="#000000"/>
    </style:style>
    <style:style style:name="T33" style:family="text">
      <style:text-properties fo:font-size="12.00pt" fo:font-weight="normal" fo:font-family="Helvetica" style:font-family-asian="Helvetica" style:font-family-complex="Helvetica"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28.00pt" fo:font-weight="normal" fo:font-family="'Arial Bold'" style:font-family-asian="'Arial Bold'" style:font-family-complex="'Arial Bold'" fo:background-color="transparent" fo:color="#000000"/>
    </style:style>
    <style:style style:name="T36" style:family="text">
      <style:text-properties fo:font-size="12.00pt" fo:font-weight="normal" fo:font-family="Arial" style:font-family-asian="Arial" style:font-family-complex="Arial" fo:background-color="transparent" fo:color="#000000"/>
    </style:style>
    <style:style style:name="T37" style:family="text">
      <style:text-properties fo:font-size="18.00pt" fo:font-weight="normal" fo:font-family="'Arial Bold'" style:font-family-asian="'Arial Bold'" style:font-family-complex="'Arial Bold'" fo:background-color="transparent" fo:color="#000000"/>
    </style:style>
    <style:style style:name="T38" style:family="text">
      <style:text-properties fo:font-size="12.00pt" fo:font-weight="normal" fo:font-family="'Arial Bold'" style:font-family-asian="'Arial Bold'" style:font-family-complex="'Arial Bold'" fo:background-color="transparent" fo:color="#000000"/>
    </style:style>
    <style:style style:name="T39" style:family="text">
      <style:text-properties fo:font-size="18.00pt" fo:font-weight="normal" fo:font-family="'Arial Bold'" style:font-family-asian="'Arial Bold'" style:font-family-complex="'Arial Bold'" fo:background-color="transparent" fo:color="#00000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8.00pt" fo:font-weight="normal" fo:font-family="'Arial Bold'" style:font-family-asian="'Arial Bold'" style:font-family-complex="'Arial Bold'" fo:background-color="transparent"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8.00pt" fo:font-weight="normal" fo:font-family="'Arial Bold'" style:font-family-asian="'Arial Bold'" style:font-family-complex="'Arial Bold'"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28.00pt" fo:font-weight="normal" fo:font-family="'Arial Bold'" style:font-family-asian="'Arial Bold'" style:font-family-complex="'Arial Bold'" fo:background-color="transparent" fo:color="#000000"/>
    </style:style>
    <style:style style:name="T47" style:family="text">
      <style:text-properties fo:font-size="12.00pt" fo:font-weight="normal" fo:font-family="Arial" style:font-family-asian="Arial" style:font-family-complex="Arial" fo:background-color="transparent" fo:color="#000000"/>
    </style:style>
    <style:style style:name="T48" style:family="text">
      <style:text-properties fo:font-size="12.00pt" fo:font-weight="normal" fo:font-family="'Arial Bold'" style:font-family-asian="'Arial Bold'" style:font-family-complex="'Arial Bold'" fo:background-color="transparent" fo:color="#000000"/>
    </style:style>
    <style:style style:name="T49" style:family="text">
      <style:text-properties fo:font-size="12.00pt" fo:font-weight="normal" fo:font-family="Arial" style:font-family-asian="Arial" style:font-family-complex="Arial" fo:background-color="transparent" fo:color="#000000"/>
    </style:style>
    <style:style style:name="T50" style:family="text">
      <style:text-properties fo:font-size="18.00pt" fo:font-weight="normal" fo:font-family="'Arial Bold'" style:font-family-asian="'Arial Bold'" style:font-family-complex="'Arial Bold'" fo:background-color="transparent" fo:color="#000000"/>
    </style:style>
    <style:style style:name="T51" style:family="text">
      <style:text-properties fo:font-size="12.00pt" fo:font-weight="normal" fo:font-family="Helvetica" style:font-family-asian="Helvetica" style:font-family-complex="Helvetica" fo:background-color="transparent" fo:color="#000000"/>
    </style:style>
    <style:style style:name="T52" style:family="text">
      <style:text-properties fo:font-size="12.00pt" fo:font-weight="bold" fo:font-family="Helvetica" style:font-family-asian="Helvetica" style:font-family-complex="Helvetica" fo:background-color="transparent" fo:color="#000000"/>
    </style:style>
    <style:style style:name="T53" style:family="text">
      <style:text-properties fo:font-size="12.00pt" fo:font-weight="bold" fo:font-family="Helvetica" style:font-family-asian="Helvetica" style:font-family-complex="Helvetica" fo:background-color="transparent" fo:color="#000000" fo:font-style="italic"/>
    </style:style>
    <style:style style:name="T54" style:family="text">
      <style:text-properties fo:font-size="12.00pt" fo:font-weight="bold" fo:font-family="Helvetica" style:font-family-asian="Helvetica" style:font-family-complex="Helvetica" fo:background-color="transparent" fo:color="#000000"/>
    </style:style>
    <style:style style:name="T55" style:family="text">
      <style:text-properties fo:font-size="12.00pt" fo:font-weight="bold" fo:font-family="Helvetica" style:font-family-asian="Helvetica" style:font-family-complex="Helvetica" fo:background-color="transparent" fo:color="#000000" fo:font-style="italic"/>
    </style:style>
    <style:style style:name="T56" style:family="text">
      <style:text-properties fo:font-size="12.00pt" fo:font-weight="normal" fo:font-family="Helvetica" style:font-family-asian="Helvetica" style:font-family-complex="Helvetica" fo:background-color="transparent" fo:color="#000000"/>
    </style:style>
    <style:style style:name="T57" style:family="text">
      <style:text-properties fo:font-size="12.00pt" fo:font-weight="normal" fo:font-family="Helvetica" style:font-family-asian="Helvetica" style:font-family-complex="Helvetica" fo:background-color="transparent" fo:color="#000000" fo:font-style="italic"/>
    </style:style>
    <style:style style:name="T58" style:family="text">
      <style:text-properties fo:font-size="12.00pt" fo:font-weight="normal" fo:font-family="Helvetica" style:font-family-asian="Helvetica" style:font-family-complex="Helvetica" fo:background-color="transparent" fo:color="#000000"/>
    </style:style>
    <style:style style:name="T59" style:family="text">
      <style:text-properties fo:font-size="12.00pt" fo:font-weight="normal" fo:font-family="Helvetica" style:font-family-asian="Helvetica" style:font-family-complex="Helvetica" fo:background-color="transparent" fo:color="#000000" fo:font-style="italic"/>
    </style:style>
    <style:style style:name="T60" style:family="text">
      <style:text-properties fo:font-size="12.00pt" fo:font-weight="normal" fo:font-family="Helvetica" style:font-family-asian="Helvetica" style:font-family-complex="Helvetica" fo:background-color="transparent" fo:color="#000000"/>
    </style:style>
    <style:style style:name="T61" style:family="text">
      <style:text-properties fo:font-size="12.00pt" fo:font-weight="normal" fo:font-family="Helvetica" style:font-family-asian="Helvetica" style:font-family-complex="Helvetica" fo:background-color="transparent" fo:color="#000000" fo:font-style="italic"/>
    </style:style>
    <style:style style:name="T62" style:family="text">
      <style:text-properties fo:font-size="12.00pt" fo:font-weight="normal" fo:font-family="Helvetica" style:font-family-asian="Helvetica" style:font-family-complex="Helvetica" fo:background-color="transparent" fo:color="#000000"/>
    </style:style>
    <style:style style:name="T63" style:family="text">
      <style:text-properties fo:font-size="18.00pt" fo:font-weight="normal" fo:font-family="'Arial Bold'" style:font-family-asian="'Arial Bold'" style:font-family-complex="'Arial Bold'" fo:background-color="transparent" fo:color="#000000"/>
    </style:style>
    <style:style style:name="T64" style:family="text">
      <style:text-properties fo:font-size="12.00pt" fo:font-weight="normal" fo:font-family="Helvetica" style:font-family-asian="Helvetica" style:font-family-complex="Helvetica" fo:background-color="transparent" fo:color="#000000"/>
    </style:style>
    <style:style style:name="T65" style:family="text">
      <style:text-properties fo:font-size="12.00pt" fo:font-weight="normal" fo:font-family="Helvetica" style:font-family-asian="Helvetica" style:font-family-complex="Helvetica" fo:background-color="transparent" fo:color="#000000" fo:font-style="italic"/>
    </style:style>
    <style:style style:name="T66" style:family="text">
      <style:text-properties fo:font-size="12.00pt" fo:font-weight="normal" fo:font-family="Helvetica" style:font-family-asian="Helvetica" style:font-family-complex="Helvetica" fo:background-color="transparent" fo:color="#000000"/>
    </style:style>
    <style:style style:name="T67" style:family="text">
      <style:text-properties fo:font-size="12.00pt" fo:font-weight="bold" fo:font-family="Helvetica" style:font-family-asian="Helvetica" style:font-family-complex="Helvetica" fo:background-color="transparent" fo:color="#000000"/>
    </style:style>
    <style:style style:name="T68" style:family="text">
      <style:text-properties fo:font-size="12.00pt" fo:font-weight="bold" fo:font-family="Helvetica" style:font-family-asian="Helvetica" style:font-family-complex="Helvetica" fo:background-color="transparent" fo:color="#000000" fo:font-style="italic"/>
    </style:style>
    <style:style style:name="T69" style:family="text">
      <style:text-properties fo:font-size="12.00pt" fo:font-weight="bold" fo:font-family="Helvetica" style:font-family-asian="Helvetica" style:font-family-complex="Helvetica" fo:background-color="transparent" fo:color="#000000"/>
    </style:style>
    <style:style style:name="T70" style:family="text">
      <style:text-properties fo:font-size="12.00pt" fo:font-weight="bold" fo:font-family="Helvetica" style:font-family-asian="Helvetica" style:font-family-complex="Helvetica" fo:background-color="transparent" fo:color="#000000" fo:font-style="italic"/>
    </style:style>
    <style:style style:name="T71" style:family="text">
      <style:text-properties fo:font-size="12.00pt" fo:font-weight="normal" fo:font-family="Helvetica" style:font-family-asian="Helvetica" style:font-family-complex="Helvetica" fo:background-color="transparent" fo:color="#000000"/>
    </style:style>
    <style:style style:name="T72" style:family="text">
      <style:text-properties fo:font-size="12.00pt" fo:font-weight="normal" fo:font-family="Helvetica" style:font-family-asian="Helvetica" style:font-family-complex="Helvetica" fo:background-color="transparent" fo:color="#000000" fo:font-style="italic"/>
    </style:style>
    <style:style style:name="T73" style:family="text">
      <style:text-properties fo:font-size="12.00pt" fo:font-weight="normal" fo:font-family="Helvetica" style:font-family-asian="Helvetica" style:font-family-complex="Helvetica" fo:background-color="transparent" fo:color="#000000"/>
    </style:style>
    <style:style style:name="T74" style:family="text">
      <style:text-properties fo:font-size="12.00pt" fo:font-weight="normal" fo:font-family="Helvetica" style:font-family-asian="Helvetica" style:font-family-complex="Helvetica" fo:background-color="transparent" fo:color="#000000" fo:font-style="italic"/>
    </style:style>
    <style:style style:name="T75" style:family="text">
      <style:text-properties fo:font-size="12.00pt" fo:font-weight="normal" fo:font-family="Helvetica" style:font-family-asian="Helvetica" style:font-family-complex="Helvetica" fo:background-color="transparent" fo:color="#000000"/>
    </style:style>
    <style:style style:name="T76" style:family="text">
      <style:text-properties fo:font-size="12.00pt" fo:font-weight="normal" fo:font-family="Helvetica" style:font-family-asian="Helvetica" style:font-family-complex="Helvetica" fo:background-color="transparent" fo:color="#000000" fo:font-style="italic"/>
    </style:style>
    <style:style style:name="T77" style:family="text">
      <style:text-properties fo:font-size="12.00pt" fo:font-weight="normal" fo:font-family="Helvetica" style:font-family-asian="Helvetica" style:font-family-complex="Helvetica" fo:background-color="transparent" fo:color="#000000"/>
    </style:style>
    <style:style style:name="T78" style:family="text">
      <style:text-properties fo:font-size="12.00pt" fo:font-weight="normal" fo:font-family="Helvetica" style:font-family-asian="Helvetica" style:font-family-complex="Helvetica" fo:background-color="transparent" fo:color="#000000" fo:font-style="italic"/>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Helvetica" style:font-family-asian="Helvetica" style:font-family-complex="Helvetica" fo:background-color="transparent" fo:color="#000000"/>
    </style:style>
    <style:style style:name="T81" style:family="text">
      <style:text-properties fo:font-size="12.00pt" fo:font-weight="normal" fo:font-family="Helvetica" style:font-family-asian="Helvetica" style:font-family-complex="Helvetica" fo:background-color="transparent" fo:color="#000000" fo:font-style="italic"/>
    </style:style>
    <style:style style:name="T82" style:family="text">
      <style:text-properties fo:font-size="12.00pt" fo:font-weight="normal" fo:font-family="Helvetica" style:font-family-asian="Helvetica" style:font-family-complex="Helvetica" fo:background-color="transparent" fo:color="#000000"/>
    </style:style>
    <style:style style:name="T83" style:family="text">
      <style:text-properties fo:font-size="12.00pt" fo:font-weight="normal" fo:font-family="Helvetica" style:font-family-asian="Helvetica" style:font-family-complex="Helvetica" fo:background-color="transparent" fo:color="#000000" fo:font-style="italic"/>
    </style:style>
    <style:style style:name="T84" style:family="text">
      <style:text-properties fo:font-size="12.00pt" fo:font-weight="normal" fo:font-family="Helvetica" style:font-family-asian="Helvetica" style:font-family-complex="Helvetica" fo:background-color="transparent" fo:color="#000000"/>
    </style:style>
    <style:style style:name="T85" style:family="text">
      <style:text-properties fo:font-size="12.00pt" fo:font-weight="normal" fo:font-family="Helvetica" style:font-family-asian="Helvetica" style:font-family-complex="Helvetica" fo:background-color="transparent" fo:color="#000000" fo:font-style="italic"/>
    </style:style>
    <style:style style:name="T86" style:family="text">
      <style:text-properties fo:font-size="12.00pt" fo:font-weight="normal" fo:font-family="Helvetica" style:font-family-asian="Helvetica" style:font-family-complex="Helvetica" fo:background-color="transparent" fo:color="#000000"/>
    </style:style>
    <style:style style:name="T87" style:family="text">
      <style:text-properties fo:font-size="12.00pt" fo:font-weight="bold" fo:font-family="Helvetica" style:font-family-asian="Helvetica" style:font-family-complex="Helvetica" fo:background-color="transparent" fo:color="#000000"/>
    </style:style>
    <style:style style:name="T88" style:family="text">
      <style:text-properties fo:font-size="12.00pt" fo:font-weight="bold" fo:font-family="Helvetica" style:font-family-asian="Helvetica" style:font-family-complex="Helvetica" fo:background-color="transparent" fo:color="#000000" fo:font-style="italic"/>
    </style:style>
    <style:style style:name="T89" style:family="text">
      <style:text-properties fo:font-size="12.00pt" fo:font-weight="bold" fo:font-family="Helvetica" style:font-family-asian="Helvetica" style:font-family-complex="Helvetica" fo:background-color="transparent" fo:color="#000000"/>
    </style:style>
    <style:style style:name="T90" style:family="text">
      <style:text-properties fo:font-size="12.00pt" fo:font-weight="normal" fo:font-family="Helvetica" style:font-family-asian="Helvetica" style:font-family-complex="Helvetica" fo:background-color="transparent" fo:color="#000000"/>
    </style:style>
    <style:style style:name="T91" style:family="text">
      <style:text-properties fo:font-size="12.00pt" fo:font-weight="normal" fo:font-family="Helvetica" style:font-family-asian="Helvetica" style:font-family-complex="Helvetica" fo:background-color="transparent" fo:color="#000000" fo:font-style="italic"/>
    </style:style>
    <style:style style:name="T92" style:family="text">
      <style:text-properties fo:font-size="12.00pt" fo:font-weight="normal" fo:font-family="Helvetica" style:font-family-asian="Helvetica" style:font-family-complex="Helvetica" fo:background-color="transparent" fo:color="#000000"/>
    </style:style>
    <style:style style:name="T93" style:family="text">
      <style:text-properties fo:font-size="12.00pt" fo:font-weight="normal" fo:font-family="Helvetica" style:font-family-asian="Helvetica" style:font-family-complex="Helvetica" fo:background-color="transparent" fo:color="#000000" fo:font-style="italic"/>
    </style:style>
    <style:style style:name="T94" style:family="text">
      <style:text-properties fo:font-size="12.00pt" fo:font-weight="normal" fo:font-family="Helvetica" style:font-family-asian="Helvetica" style:font-family-complex="Helvetica" fo:background-color="transparent" fo:color="#000000"/>
    </style:style>
    <style:style style:name="T95" style:family="text">
      <style:text-properties fo:font-size="12.00pt" fo:font-weight="normal" fo:font-family="Helvetica" style:font-family-asian="Helvetica" style:font-family-complex="Helvetica" fo:background-color="transparent" fo:color="#000000" fo:font-style="italic"/>
    </style:style>
    <style:style style:name="T96" style:family="text">
      <style:text-properties fo:font-size="12.00pt" fo:font-weight="normal" fo:font-family="Helvetica" style:font-family-asian="Helvetica" style:font-family-complex="Helvetica" fo:background-color="transparent" fo:color="#000000"/>
    </style:style>
    <style:style style:name="T97" style:family="text">
      <style:text-properties fo:font-size="12.00pt" fo:font-weight="normal" fo:font-family="Helvetica" style:font-family-asian="Helvetica" style:font-family-complex="Helvetica" fo:background-color="transparent" fo:color="#000000" fo:font-style="italic"/>
    </style:style>
    <style:style style:name="T98" style:family="text">
      <style:text-properties fo:font-size="12.00pt" fo:font-weight="normal" fo:font-family="Helvetica" style:font-family-asian="Helvetica" style:font-family-complex="Helvetica" fo:background-color="transparent" fo:color="#000000"/>
    </style:style>
    <style:style style:name="T99" style:family="text">
      <style:text-properties fo:font-size="12.00pt" fo:font-weight="normal" fo:font-family="Helvetica" style:font-family-asian="Helvetica" style:font-family-complex="Helvetica" fo:background-color="transparent" fo:color="#000000" fo:font-style="italic"/>
    </style:style>
    <style:style style:name="T100" style:family="text">
      <style:text-properties fo:font-size="12.00pt" fo:font-weight="normal" fo:font-family="Helvetica" style:font-family-asian="Helvetica" style:font-family-complex="Helvetica" fo:background-color="transparent" fo:color="#000000"/>
    </style:style>
    <style:style style:name="T101" style:family="text">
      <style:text-properties fo:font-size="12.00pt" fo:font-weight="normal" fo:font-family="Helvetica" style:font-family-asian="Helvetica" style:font-family-complex="Helvetica" fo:background-color="transparent" fo:color="#000000" fo:font-style="italic"/>
    </style:style>
    <style:style style:name="T102" style:family="text">
      <style:text-properties fo:font-size="12.00pt" fo:font-weight="normal" fo:font-family="Helvetica" style:font-family-asian="Helvetica" style:font-family-complex="Helvetica" fo:background-color="transparent" fo:color="#000000"/>
    </style:style>
    <style:style style:name="T103" style:family="text">
      <style:text-properties fo:font-size="12.00pt" fo:font-weight="normal" fo:font-family="Helvetica" style:font-family-asian="Helvetica" style:font-family-complex="Helvetica" fo:background-color="transparent" fo:color="#000000" fo:font-style="italic"/>
    </style:style>
    <style:style style:name="T104" style:family="text">
      <style:text-properties fo:font-size="12.00pt" fo:font-weight="normal" fo:font-family="Helvetica" style:font-family-asian="Helvetica" style:font-family-complex="Helvetica" fo:background-color="transparent" fo:color="#000000"/>
    </style:style>
    <style:style style:name="T105" style:family="text">
      <style:text-properties fo:font-size="12.00pt" fo:font-weight="normal" fo:font-family="Helvetica" style:font-family-asian="Helvetica" style:font-family-complex="Helvetica" fo:background-color="transparent" fo:color="#000000" fo:font-style="italic"/>
    </style:style>
    <style:style style:name="T106" style:family="text">
      <style:text-properties fo:font-size="12.00pt" fo:font-weight="normal" fo:font-family="Helvetica" style:font-family-asian="Helvetica" style:font-family-complex="Helvetica" fo:background-color="transparent" fo:color="#000000"/>
    </style:style>
    <style:style style:name="T107" style:family="text">
      <style:text-properties fo:font-size="12.00pt" fo:font-weight="normal" fo:font-family="Helvetica" style:font-family-asian="Helvetica" style:font-family-complex="Helvetica" fo:background-color="transparent" fo:color="#000000" fo:font-style="italic"/>
    </style:style>
    <style:style style:name="T108" style:family="text">
      <style:text-properties fo:font-size="12.00pt" fo:font-weight="normal" fo:font-family="Helvetica" style:font-family-asian="Helvetica" style:font-family-complex="Helvetica" fo:background-color="transparent" fo:color="#000000"/>
    </style:style>
    <style:style style:name="T109" style:family="text">
      <style:text-properties fo:font-size="12.00pt" fo:font-weight="normal" fo:font-family="Helvetica" style:font-family-asian="Helvetica" style:font-family-complex="Helvetica" fo:background-color="transparent" fo:color="#000000" fo:font-style="italic"/>
    </style:style>
    <style:style style:name="T110" style:family="text">
      <style:text-properties fo:font-size="12.00pt" fo:font-weight="normal" fo:font-family="Helvetica" style:font-family-asian="Helvetica" style:font-family-complex="Helvetica" fo:background-color="transparent" fo:color="#000000"/>
    </style:style>
    <style:style style:name="T111" style:family="text">
      <style:text-properties fo:font-size="12.00pt" fo:font-weight="normal" fo:font-family="Helvetica" style:font-family-asian="Helvetica" style:font-family-complex="Helvetica" fo:background-color="transparent" fo:color="#000000" fo:font-style="italic"/>
    </style:style>
    <style:style style:name="T112" style:family="text">
      <style:text-properties fo:font-size="12.00pt" fo:font-weight="normal" fo:font-family="Helvetica" style:font-family-asian="Helvetica" style:font-family-complex="Helvetica" fo:background-color="transparent" fo:color="#000000"/>
    </style:style>
    <style:style style:name="T113" style:family="text">
      <style:text-properties fo:font-size="12.00pt" fo:font-weight="normal" fo:font-family="Helvetica" style:font-family-asian="Helvetica" style:font-family-complex="Helvetica" fo:background-color="transparent" fo:color="#000000" fo:font-style="italic"/>
    </style:style>
    <style:style style:name="T114" style:family="text">
      <style:text-properties fo:font-size="12.00pt" fo:font-weight="normal" fo:font-family="Helvetica" style:font-family-asian="Helvetica" style:font-family-complex="Helvetica" fo:background-color="transparent" fo:color="#000000"/>
    </style:style>
    <style:style style:name="T115" style:family="text">
      <style:text-properties fo:font-size="12.00pt" fo:font-weight="bold" fo:font-family="Helvetica" style:font-family-asian="Helvetica" style:font-family-complex="Helvetica" fo:background-color="transparent" fo:color="#000000"/>
    </style:style>
    <style:style style:name="T116" style:family="text">
      <style:text-properties fo:font-size="12.00pt" fo:font-weight="bold" fo:font-family="Helvetica" style:font-family-asian="Helvetica" style:font-family-complex="Helvetica" fo:background-color="transparent" fo:color="#000000" fo:font-style="italic"/>
    </style:style>
    <style:style style:name="T117" style:family="text">
      <style:text-properties fo:font-size="12.00pt" fo:font-weight="bold" fo:font-family="Helvetica" style:font-family-asian="Helvetica" style:font-family-complex="Helvetica" fo:background-color="transparent" fo:color="#000000"/>
    </style:style>
    <style:style style:name="T118" style:family="text">
      <style:text-properties fo:font-size="12.00pt" fo:font-weight="normal" fo:font-family="Helvetica" style:font-family-asian="Helvetica" style:font-family-complex="Helvetica" fo:background-color="transparent" fo:color="#000000"/>
    </style:style>
    <style:style style:name="T119" style:family="text">
      <style:text-properties fo:font-size="12.00pt" fo:font-weight="normal" fo:font-family="Helvetica" style:font-family-asian="Helvetica" style:font-family-complex="Helvetica" fo:background-color="transparent" fo:color="#000000" fo:font-style="italic"/>
    </style:style>
    <style:style style:name="T120" style:family="text">
      <style:text-properties fo:font-size="12.00pt" fo:font-weight="normal" fo:font-family="Helvetica" style:font-family-asian="Helvetica" style:font-family-complex="Helvetica" fo:background-color="transparent" fo:color="#000000"/>
    </style:style>
    <style:style style:name="T121" style:family="text">
      <style:text-properties fo:font-size="12.00pt" fo:font-weight="normal" fo:font-family="Helvetica" style:font-family-asian="Helvetica" style:font-family-complex="Helvetica" fo:background-color="transparent" fo:color="#000000" fo:font-style="italic"/>
    </style:style>
    <style:style style:name="T122" style:family="text">
      <style:text-properties fo:font-size="12.00pt" fo:font-weight="normal" fo:font-family="Helvetica" style:font-family-asian="Helvetica" style:font-family-complex="Helvetica" fo:background-color="transparent" fo:color="#000000"/>
    </style:style>
    <style:style style:name="T123" style:family="text">
      <style:text-properties fo:font-size="12.00pt" fo:font-weight="normal" fo:font-family="Helvetica" style:font-family-asian="Helvetica" style:font-family-complex="Helvetica" fo:background-color="transparent" fo:color="#000000" fo:font-style="italic"/>
    </style:style>
    <style:style style:name="T124" style:family="text">
      <style:text-properties fo:font-size="12.00pt" fo:font-weight="normal" fo:font-family="Helvetica" style:font-family-asian="Helvetica" style:font-family-complex="Helvetica" fo:background-color="transparent" fo:color="#000000"/>
    </style:style>
    <style:style style:name="T125" style:family="text">
      <style:text-properties fo:font-size="12.00pt" fo:font-weight="normal" fo:font-family="Helvetica" style:font-family-asian="Helvetica" style:font-family-complex="Helvetica" fo:background-color="transparent" fo:color="#000000" fo:font-style="italic"/>
    </style:style>
    <style:style style:name="T126" style:family="text">
      <style:text-properties fo:font-size="12.00pt" fo:font-weight="normal" fo:font-family="Helvetica" style:font-family-asian="Helvetica" style:font-family-complex="Helvetica" fo:background-color="transparent" fo:color="#000000"/>
    </style:style>
    <style:style style:name="T127" style:family="text">
      <style:text-properties fo:font-size="12.00pt" fo:font-weight="normal" fo:font-family="Helvetica" style:font-family-asian="Helvetica" style:font-family-complex="Helvetica" fo:background-color="transparent" fo:color="#000000" fo:font-style="italic"/>
    </style:style>
    <style:style style:name="T128" style:family="text">
      <style:text-properties fo:font-size="12.00pt" fo:font-weight="normal" fo:font-family="Helvetica" style:font-family-asian="Helvetica" style:font-family-complex="Helvetica" fo:background-color="transparent" fo:color="#000000"/>
    </style:style>
    <style:style style:name="T129" style:family="text">
      <style:text-properties fo:font-size="12.00pt" fo:font-weight="normal" fo:font-family="Helvetica" style:font-family-asian="Helvetica" style:font-family-complex="Helvetica" fo:background-color="transparent" fo:color="#000000" fo:font-style="italic"/>
    </style:style>
    <style:style style:name="T130" style:family="text">
      <style:text-properties fo:font-size="12.00pt" fo:font-weight="normal" fo:font-family="Helvetica" style:font-family-asian="Helvetica" style:font-family-complex="Helvetica" fo:background-color="transparent" fo:color="#000000"/>
    </style:style>
    <style:style style:name="T131" style:family="text">
      <style:text-properties fo:font-size="12.00pt" fo:font-weight="normal" fo:font-family="Helvetica" style:font-family-asian="Helvetica" style:font-family-complex="Helvetica" fo:background-color="transparent" fo:color="#000000" fo:font-style="italic"/>
    </style:style>
    <style:style style:name="T132" style:family="text">
      <style:text-properties fo:font-size="12.00pt" fo:font-weight="bold" fo:font-family="Helvetica" style:font-family-asian="Helvetica" style:font-family-complex="Helvetica" fo:background-color="transparent" fo:color="#000000"/>
    </style:style>
    <style:style style:name="T133" style:family="text">
      <style:text-properties fo:font-size="12.00pt" fo:font-weight="bold" fo:font-family="Helvetica" style:font-family-asian="Helvetica" style:font-family-complex="Helvetica" fo:background-color="transparent" fo:color="#000000" fo:font-style="italic"/>
    </style:style>
    <style:style style:name="T134" style:family="text">
      <style:text-properties fo:font-size="12.00pt" fo:font-weight="bold" fo:font-family="Helvetica" style:font-family-asian="Helvetica" style:font-family-complex="Helvetica" fo:background-color="transparent" fo:color="#000000"/>
    </style:style>
    <style:style style:name="T135" style:family="text">
      <style:text-properties fo:font-size="12.00pt" fo:font-weight="normal" fo:font-family="Helvetica" style:font-family-asian="Helvetica" style:font-family-complex="Helvetica" fo:background-color="transparent" fo:color="#000000"/>
    </style:style>
    <style:style style:name="T136" style:family="text">
      <style:text-properties fo:font-size="12.00pt" fo:font-weight="normal" fo:font-family="Helvetica" style:font-family-asian="Helvetica" style:font-family-complex="Helvetica" fo:background-color="transparent" fo:color="#000000" fo:font-style="italic"/>
    </style:style>
    <style:style style:name="T137" style:family="text">
      <style:text-properties fo:font-size="12.00pt" fo:font-weight="normal" fo:font-family="Helvetica" style:font-family-asian="Helvetica" style:font-family-complex="Helvetica" fo:background-color="transparent" fo:color="#000000"/>
    </style:style>
    <style:style style:name="T138" style:family="text">
      <style:text-properties fo:font-size="12.00pt" fo:font-weight="normal" fo:font-family="Helvetica" style:font-family-asian="Helvetica" style:font-family-complex="Helvetica" fo:background-color="transparent" fo:color="#000000" fo:font-style="italic"/>
    </style:style>
    <style:style style:name="T139" style:family="text">
      <style:text-properties fo:font-size="12.00pt" fo:font-weight="normal" fo:font-family="Helvetica" style:font-family-asian="Helvetica" style:font-family-complex="Helvetica" fo:background-color="transparent" fo:color="#000000"/>
    </style:style>
    <style:style style:name="T140" style:family="text">
      <style:text-properties fo:font-size="12.00pt" fo:font-weight="normal" fo:font-family="Helvetica" style:font-family-asian="Helvetica" style:font-family-complex="Helvetica" fo:background-color="transparent" fo:color="#000000" fo:font-style="italic"/>
    </style:style>
    <style:style style:name="T141" style:family="text">
      <style:text-properties fo:font-size="12.00pt" fo:font-weight="normal" fo:font-family="Helvetica" style:font-family-asian="Helvetica" style:font-family-complex="Helvetica" fo:background-color="transparent" fo:color="#000000"/>
    </style:style>
    <style:style style:name="T142" style:family="text">
      <style:text-properties fo:font-size="12.00pt" fo:font-weight="normal" fo:font-family="Helvetica" style:font-family-asian="Helvetica" style:font-family-complex="Helvetica" fo:background-color="transparent" fo:color="#000000" fo:font-style="italic"/>
    </style:style>
    <style:style style:name="T143" style:family="text">
      <style:text-properties fo:font-size="12.00pt" fo:font-weight="normal" fo:font-family="Helvetica" style:font-family-asian="Helvetica" style:font-family-complex="Helvetica" fo:background-color="transparent" fo:color="#000000"/>
    </style:style>
    <style:style style:name="T144" style:family="text">
      <style:text-properties fo:font-size="12.00pt" fo:font-weight="normal" fo:font-family="Helvetica" style:font-family-asian="Helvetica" style:font-family-complex="Helvetica" fo:background-color="transparent" fo:color="#000000" fo:font-style="italic"/>
    </style:style>
    <style:style style:name="T145" style:family="text">
      <style:text-properties fo:font-size="12.00pt" fo:font-weight="normal" fo:font-family="Helvetica" style:font-family-asian="Helvetica" style:font-family-complex="Helvetica" fo:background-color="transparent" fo:color="#000000"/>
    </style:style>
    <style:style style:name="T146" style:family="text">
      <style:text-properties fo:font-size="12.00pt" fo:font-weight="normal" fo:font-family="Helvetica" style:font-family-asian="Helvetica" style:font-family-complex="Helvetica" fo:background-color="transparent" fo:color="#000000" fo:font-style="italic"/>
    </style:style>
    <style:style style:name="T147" style:family="text">
      <style:text-properties fo:font-size="12.00pt" fo:font-weight="normal" fo:font-family="Helvetica" style:font-family-asian="Helvetica" style:font-family-complex="Helvetica" fo:background-color="transparent" fo:color="#000000"/>
    </style:style>
    <style:style style:name="T148" style:family="text">
      <style:text-properties fo:font-size="12.00pt" fo:font-weight="normal" fo:font-family="Helvetica" style:font-family-asian="Helvetica" style:font-family-complex="Helvetica" fo:background-color="transparent" fo:color="#000000" fo:font-style="italic"/>
    </style:style>
    <style:style style:name="T149" style:family="text">
      <style:text-properties fo:font-size="12.00pt" fo:font-weight="normal" fo:font-family="Helvetica" style:font-family-asian="Helvetica" style:font-family-complex="Helvetica" fo:background-color="transparent" fo:color="#000000"/>
    </style:style>
    <style:style style:name="T150" style:family="text">
      <style:text-properties fo:font-size="12.00pt" fo:font-weight="normal" fo:font-family="Helvetica" style:font-family-asian="Helvetica" style:font-family-complex="Helvetica" fo:background-color="transparent" fo:color="#000000" fo:font-style="italic"/>
    </style:style>
    <style:style style:name="T151" style:family="text">
      <style:text-properties fo:font-size="12.00pt" fo:font-weight="normal" fo:font-family="Helvetica" style:font-family-asian="Helvetica" style:font-family-complex="Helvetica" fo:background-color="transparent" fo:color="#000000"/>
    </style:style>
    <style:style style:name="T152" style:family="text">
      <style:text-properties fo:font-size="12.00pt" fo:font-weight="normal" fo:font-family="Helvetica" style:font-family-asian="Helvetica" style:font-family-complex="Helvetica" fo:background-color="transparent" fo:color="#000000" fo:font-style="italic"/>
    </style:style>
    <style:style style:name="T153" style:family="text">
      <style:text-properties fo:font-size="12.00pt" fo:font-weight="normal" fo:font-family="Helvetica" style:font-family-asian="Helvetica" style:font-family-complex="Helvetica" fo:background-color="transparent" fo:color="#000000"/>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8.00pt" fo:font-weight="normal" fo:font-family="'Arial Bold'" style:font-family-asian="'Arial Bold'" style:font-family-complex="'Arial Bold'" fo:background-color="transparent" fo:color="#000000"/>
    </style:style>
    <style:style style:name="T156" style:family="text">
      <style:text-properties fo:font-size="12.00pt" fo:font-weight="normal" fo:font-family="Helvetica" style:font-family-asian="Helvetica" style:font-family-complex="Helvetica" fo:background-color="transparent" fo:color="#000000"/>
    </style:style>
    <style:style style:name="T157" style:family="text">
      <style:text-properties fo:font-size="12.00pt" fo:font-weight="normal" fo:font-family="Helvetica" style:font-family-asian="Helvetica" style:font-family-complex="Helvetica" fo:background-color="transparent" fo:color="#000000" fo:font-style="italic"/>
    </style:style>
    <style:style style:name="T158" style:family="text">
      <style:text-properties fo:font-size="12.00pt" fo:font-weight="normal" fo:font-family="Helvetica" style:font-family-asian="Helvetica" style:font-family-complex="Helvetica" fo:background-color="transparent" fo:color="#000000"/>
    </style:style>
    <style:style style:name="T159" style:family="text">
      <style:text-properties fo:font-size="12.00pt" fo:font-weight="normal" fo:font-family="Helvetica" style:font-family-asian="Helvetica" style:font-family-complex="Helvetica" fo:background-color="transparent" fo:color="#000000" fo:font-style="italic"/>
    </style:style>
    <style:style style:name="T160" style:family="text">
      <style:text-properties fo:font-size="12.00pt" fo:font-weight="normal" fo:font-family="Helvetica" style:font-family-asian="Helvetica" style:font-family-complex="Helvetica" fo:background-color="transparent" fo:color="#000000"/>
    </style:style>
    <style:style style:name="T161" style:family="text">
      <style:text-properties fo:font-size="12.00pt" fo:font-weight="normal" fo:font-family="Helvetica" style:font-family-asian="Helvetica" style:font-family-complex="Helvetica" fo:background-color="transparent" fo:color="#000000" fo:font-style="italic"/>
    </style:style>
    <style:style style:name="T162" style:family="text">
      <style:text-properties fo:font-size="12.00pt" fo:font-weight="bold" fo:font-family="Helvetica" style:font-family-asian="Helvetica" style:font-family-complex="Helvetica" fo:background-color="transparent" fo:color="#000000"/>
    </style:style>
    <style:style style:name="T163" style:family="text">
      <style:text-properties fo:font-size="12.00pt" fo:font-weight="bold" fo:font-family="Helvetica" style:font-family-asian="Helvetica" style:font-family-complex="Helvetica" fo:background-color="transparent" fo:color="#000000" fo:font-style="italic"/>
    </style:style>
    <style:style style:name="T164" style:family="text">
      <style:text-properties fo:font-size="12.00pt" fo:font-weight="bold" fo:font-family="Helvetica" style:font-family-asian="Helvetica" style:font-family-complex="Helvetica" fo:background-color="transparent" fo:color="#000000"/>
    </style:style>
    <style:style style:name="T165" style:family="text">
      <style:text-properties fo:font-size="12.00pt" fo:font-weight="bold" fo:font-family="Helvetica" style:font-family-asian="Helvetica" style:font-family-complex="Helvetica" fo:background-color="transparent" fo:color="#000000" fo:font-style="italic"/>
    </style:style>
    <style:style style:name="T166" style:family="text">
      <style:text-properties fo:font-size="12.00pt" fo:font-weight="normal" fo:font-family="Helvetica" style:font-family-asian="Helvetica" style:font-family-complex="Helvetica" fo:background-color="transparent" fo:color="#000000"/>
    </style:style>
    <style:style style:name="T167" style:family="text">
      <style:text-properties fo:font-size="12.00pt" fo:font-weight="normal" fo:font-family="Helvetica" style:font-family-asian="Helvetica" style:font-family-complex="Helvetica" fo:background-color="transparent" fo:color="#000000" fo:font-style="italic"/>
    </style:style>
    <style:style style:name="T168" style:family="text">
      <style:text-properties fo:font-size="12.00pt" fo:font-weight="normal" fo:font-family="Helvetica" style:font-family-asian="Helvetica" style:font-family-complex="Helvetica" fo:background-color="transparent" fo:color="#000000"/>
    </style:style>
    <style:style style:name="T169" style:family="text">
      <style:text-properties fo:font-size="12.00pt" fo:font-weight="normal" fo:font-family="Helvetica" style:font-family-asian="Helvetica" style:font-family-complex="Helvetica" fo:background-color="transparent" fo:color="#000000" fo:font-style="italic"/>
    </style:style>
    <style:style style:name="T170" style:family="text">
      <style:text-properties fo:font-size="12.00pt" fo:font-weight="normal" fo:font-family="Helvetica" style:font-family-asian="Helvetica" style:font-family-complex="Helvetica" fo:background-color="transparent" fo:color="#000000"/>
    </style:style>
    <style:style style:name="T171" style:family="text">
      <style:text-properties fo:font-size="12.00pt" fo:font-weight="normal" fo:font-family="Helvetica" style:font-family-asian="Helvetica" style:font-family-complex="Helvetica" fo:background-color="transparent" fo:color="#000000" fo:font-style="italic"/>
    </style:style>
    <style:style style:name="T172" style:family="text">
      <style:text-properties fo:font-size="12.00pt" fo:font-weight="normal" fo:font-family="Helvetica" style:font-family-asian="Helvetica" style:font-family-complex="Helvetica" fo:background-color="transparent" fo:color="#000000"/>
    </style:style>
    <style:style style:name="T173" style:family="text">
      <style:text-properties fo:font-size="12.00pt" fo:font-weight="bold" fo:font-family="Helvetica" style:font-family-asian="Helvetica" style:font-family-complex="Helvetica" fo:background-color="transparent" fo:color="#000000"/>
    </style:style>
    <style:style style:name="T174" style:family="text">
      <style:text-properties fo:font-size="12.00pt" fo:font-weight="bold" fo:font-family="Helvetica" style:font-family-asian="Helvetica" style:font-family-complex="Helvetica" fo:background-color="transparent" fo:color="#000000" fo:font-style="italic"/>
    </style:style>
    <style:style style:name="T175" style:family="text">
      <style:text-properties fo:font-size="12.00pt" fo:font-weight="bold" fo:font-family="Helvetica" style:font-family-asian="Helvetica" style:font-family-complex="Helvetica" fo:background-color="transparent" fo:color="#000000"/>
    </style:style>
    <style:style style:name="T176" style:family="text">
      <style:text-properties fo:font-size="12.00pt" fo:font-weight="bold" fo:font-family="Helvetica" style:font-family-asian="Helvetica" style:font-family-complex="Helvetica" fo:background-color="transparent" fo:color="#000000" fo:font-style="italic"/>
    </style:style>
    <style:style style:name="T177" style:family="text">
      <style:text-properties fo:font-size="12.00pt" fo:font-weight="normal" fo:font-family="Helvetica" style:font-family-asian="Helvetica" style:font-family-complex="Helvetica" fo:background-color="transparent" fo:color="#000000"/>
    </style:style>
    <style:style style:name="T178" style:family="text">
      <style:text-properties fo:font-size="12.00pt" fo:font-weight="normal" fo:font-family="Helvetica" style:font-family-asian="Helvetica" style:font-family-complex="Helvetica" fo:background-color="transparent" fo:color="#000000" fo:font-style="italic"/>
    </style:style>
    <style:style style:name="T179" style:family="text">
      <style:text-properties fo:font-size="12.00pt" fo:font-weight="normal" fo:font-family="Helvetica" style:font-family-asian="Helvetica" style:font-family-complex="Helvetica" fo:background-color="transparent" fo:color="#000000"/>
    </style:style>
    <style:style style:name="T180" style:family="text">
      <style:text-properties fo:font-size="12.00pt" fo:font-weight="bold" fo:font-family="Helvetica" style:font-family-asian="Helvetica" style:font-family-complex="Helvetica" fo:background-color="transparent" fo:color="#000000"/>
    </style:style>
    <style:style style:name="T181" style:family="text">
      <style:text-properties fo:font-size="12.00pt" fo:font-weight="bold" fo:font-family="Helvetica" style:font-family-asian="Helvetica" style:font-family-complex="Helvetica" fo:background-color="transparent" fo:color="#000000" fo:font-style="italic"/>
    </style:style>
    <style:style style:name="T182" style:family="text">
      <style:text-properties fo:font-size="12.00pt" fo:font-weight="bold" fo:font-family="Helvetica" style:font-family-asian="Helvetica" style:font-family-complex="Helvetica" fo:background-color="transparent" fo:color="#000000"/>
    </style:style>
    <style:style style:name="T183" style:family="text">
      <style:text-properties fo:font-size="12.00pt" fo:font-weight="bold" fo:font-family="Helvetica" style:font-family-asian="Helvetica" style:font-family-complex="Helvetica" fo:background-color="transparent" fo:color="#000000" fo:font-style="italic"/>
    </style:style>
    <style:style style:name="T184" style:family="text">
      <style:text-properties fo:font-size="12.00pt" fo:font-weight="normal" fo:font-family="Helvetica" style:font-family-asian="Helvetica" style:font-family-complex="Helvetica" fo:background-color="transparent" fo:color="#000000"/>
    </style:style>
    <style:style style:name="T185" style:family="text">
      <style:text-properties fo:font-size="12.00pt" fo:font-weight="normal" fo:font-family="Helvetica" style:font-family-asian="Helvetica" style:font-family-complex="Helvetica" fo:background-color="transparent" fo:color="#000000" fo:font-style="italic"/>
    </style:style>
    <style:style style:name="T186" style:family="text">
      <style:text-properties fo:font-size="12.00pt" fo:font-weight="normal" fo:font-family="Helvetica" style:font-family-asian="Helvetica" style:font-family-complex="Helvetica" fo:background-color="transparent" fo:color="#000000"/>
    </style:style>
    <style:style style:name="T187" style:family="text">
      <style:text-properties fo:font-size="12.00pt" fo:font-weight="normal" fo:font-family="Helvetica" style:font-family-asian="Helvetica" style:font-family-complex="Helvetica" fo:background-color="transparent" fo:color="#000000" fo:font-style="italic"/>
    </style:style>
    <style:style style:name="T188" style:family="text">
      <style:text-properties fo:font-size="12.00pt" fo:font-weight="normal" fo:font-family="Helvetica" style:font-family-asian="Helvetica" style:font-family-complex="Helvetica" fo:background-color="transparent" fo:color="#000000"/>
    </style:style>
    <style:style style:name="T189" style:family="text">
      <style:text-properties fo:font-size="12.00pt" fo:font-weight="normal" fo:font-family="Helvetica" style:font-family-asian="Helvetica" style:font-family-complex="Helvetica" fo:background-color="transparent" fo:color="#000000" fo:font-style="italic"/>
    </style:style>
    <style:style style:name="T190" style:family="text">
      <style:text-properties fo:font-size="12.00pt" fo:font-weight="normal" fo:font-family="Helvetica" style:font-family-asian="Helvetica" style:font-family-complex="Helvetica" fo:background-color="transparent" fo:color="#000000"/>
    </style:style>
    <style:style style:name="T191" style:family="text">
      <style:text-properties fo:font-size="12.00pt" fo:font-weight="normal" fo:font-family="Helvetica" style:font-family-asian="Helvetica" style:font-family-complex="Helvetica" fo:background-color="transparent" fo:color="#000000" fo:font-style="italic"/>
    </style:style>
    <style:style style:name="T192" style:family="text">
      <style:text-properties fo:font-size="12.00pt" fo:font-weight="normal" fo:font-family="Helvetica" style:font-family-asian="Helvetica" style:font-family-complex="Helvetica" fo:background-color="transparent" fo:color="#000000"/>
    </style:style>
    <style:style style:name="T193" style:family="text">
      <style:text-properties fo:font-size="12.00pt" fo:font-weight="normal" fo:font-family="Helvetica" style:font-family-asian="Helvetica" style:font-family-complex="Helvetica" fo:background-color="transparent" fo:color="#000000" fo:font-style="italic"/>
    </style:style>
    <style:style style:name="T194" style:family="text">
      <style:text-properties fo:font-size="12.00pt" fo:font-weight="normal" fo:font-family="Helvetica" style:font-family-asian="Helvetica" style:font-family-complex="Helvetica" fo:background-color="transparent" fo:color="#000000"/>
    </style:style>
    <style:style style:name="T195" style:family="text">
      <style:text-properties fo:font-size="12.00pt" fo:font-weight="normal" fo:font-family="Helvetica" style:font-family-asian="Helvetica" style:font-family-complex="Helvetica" fo:background-color="transparent" fo:color="#000000" fo:font-style="italic"/>
    </style:style>
    <style:style style:name="T196" style:family="text">
      <style:text-properties fo:font-size="12.00pt" fo:font-weight="normal" fo:font-family="Helvetica" style:font-family-asian="Helvetica" style:font-family-complex="Helvetica" fo:background-color="transparent" fo:color="#000000"/>
    </style:style>
    <style:style style:name="T197" style:family="text">
      <style:text-properties fo:font-size="12.00pt" fo:font-weight="normal" fo:font-family="Helvetica" style:font-family-asian="Helvetica" style:font-family-complex="Helvetica" fo:background-color="transparent" fo:color="#000000" fo:font-style="italic"/>
    </style:style>
    <style:style style:name="T198" style:family="text">
      <style:text-properties fo:font-size="12.00pt" fo:font-weight="normal" fo:font-family="Helvetica" style:font-family-asian="Helvetica" style:font-family-complex="Helvetica" fo:background-color="transparent" fo:color="#000000"/>
    </style:style>
    <style:style style:name="T199" style:family="text">
      <style:text-properties fo:font-size="12.00pt" fo:font-weight="normal" fo:font-family="Helvetica" style:font-family-asian="Helvetica" style:font-family-complex="Helvetica" fo:background-color="transparent" fo:color="#000000" fo:font-style="italic"/>
    </style:style>
    <style:style style:name="T200" style:family="text">
      <style:text-properties fo:font-size="12.00pt" fo:font-weight="normal" fo:font-family="Helvetica" style:font-family-asian="Helvetica" style:font-family-complex="Helvetica" fo:background-color="transparent" fo:color="#000000"/>
    </style:style>
    <style:style style:name="T201" style:family="text">
      <style:text-properties fo:font-size="12.00pt" fo:font-weight="normal" fo:font-family="Helvetica" style:font-family-asian="Helvetica" style:font-family-complex="Helvetica" fo:background-color="transparent" fo:color="#000000" fo:font-style="italic"/>
    </style:style>
    <style:style style:name="T202" style:family="text">
      <style:text-properties fo:font-size="12.00pt" fo:font-weight="normal" fo:font-family="Helvetica" style:font-family-asian="Helvetica" style:font-family-complex="Helvetica" fo:background-color="transparent" fo:color="#000000"/>
    </style:style>
    <style:style style:name="T203" style:family="text">
      <style:text-properties fo:font-size="12.00pt" fo:font-weight="normal" fo:font-family="Helvetica" style:font-family-asian="Helvetica" style:font-family-complex="Helvetica" fo:background-color="transparent" fo:color="#000000" fo:font-style="italic"/>
    </style:style>
    <style:style style:name="T204" style:family="text">
      <style:text-properties fo:font-size="12.00pt" fo:font-weight="normal" fo:font-family="Helvetica" style:font-family-asian="Helvetica" style:font-family-complex="Helvetica" fo:background-color="transparent" fo:color="#000000"/>
    </style:style>
    <style:style style:name="T205" style:family="text">
      <style:text-properties fo:font-size="12.00pt" fo:font-weight="normal" fo:font-family="Helvetica" style:font-family-asian="Helvetica" style:font-family-complex="Helvetica" fo:background-color="transparent" fo:color="#000000" fo:font-style="italic"/>
    </style:style>
    <style:style style:name="T206" style:family="text">
      <style:text-properties fo:font-size="12.00pt" fo:font-weight="normal" fo:font-family="Helvetica" style:font-family-asian="Helvetica" style:font-family-complex="Helvetica" fo:background-color="transparent" fo:color="#000000"/>
    </style:style>
    <style:style style:name="T207" style:family="text">
      <style:text-properties fo:font-size="12.00pt" fo:font-weight="normal" fo:font-family="Helvetica" style:font-family-asian="Helvetica" style:font-family-complex="Helvetica" fo:background-color="transparent" fo:color="#000000" fo:font-style="italic"/>
    </style:style>
    <style:style style:name="T208" style:family="text">
      <style:text-properties fo:font-size="12.00pt" fo:font-weight="normal" fo:font-family="Helvetica" style:font-family-asian="Helvetica" style:font-family-complex="Helvetica" fo:background-color="transparent" fo:color="#000000"/>
    </style:style>
    <style:style style:name="T209" style:family="text">
      <style:text-properties fo:font-size="12.00pt" fo:font-weight="normal" fo:font-family="Helvetica" style:font-family-asian="Helvetica" style:font-family-complex="Helvetica" fo:background-color="transparent" fo:color="#000000" fo:font-style="italic"/>
    </style:style>
    <style:style style:name="T210" style:family="text">
      <style:text-properties fo:font-size="12.00pt" fo:font-weight="normal" fo:font-family="Helvetica" style:font-family-asian="Helvetica" style:font-family-complex="Helvetica" fo:background-color="transparent" fo:color="#000000"/>
    </style:style>
    <style:style style:name="T211" style:family="text">
      <style:text-properties fo:font-size="12.00pt" fo:font-weight="normal" fo:font-family="Helvetica" style:font-family-asian="Helvetica" style:font-family-complex="Helvetica" fo:background-color="transparent" fo:color="#000000" fo:font-style="italic"/>
    </style:style>
    <style:style style:name="T212" style:family="text">
      <style:text-properties fo:font-size="12.00pt" fo:font-weight="normal" fo:font-family="Helvetica" style:font-family-asian="Helvetica" style:font-family-complex="Helvetica" fo:background-color="transparent" fo:color="#000000"/>
    </style:style>
    <style:style style:name="T213" style:family="text">
      <style:text-properties fo:font-size="12.00pt" fo:font-weight="normal" fo:font-family="Helvetica" style:font-family-asian="Helvetica" style:font-family-complex="Helvetica" fo:background-color="transparent" fo:color="#000000" fo:font-style="italic"/>
    </style:style>
    <style:style style:name="T214" style:family="text">
      <style:text-properties fo:font-size="12.00pt" fo:font-weight="normal" fo:font-family="Helvetica" style:font-family-asian="Helvetica" style:font-family-complex="Helvetica" fo:background-color="transparent" fo:color="#000000"/>
    </style:style>
    <style:style style:name="T215" style:family="text">
      <style:text-properties fo:font-size="12.00pt" fo:font-weight="normal" fo:font-family="Helvetica" style:font-family-asian="Helvetica" style:font-family-complex="Helvetica" fo:background-color="transparent" fo:color="#000000" fo:font-style="italic"/>
    </style:style>
    <style:style style:name="T216" style:family="text">
      <style:text-properties fo:font-size="12.00pt" fo:font-weight="normal" fo:font-family="Helvetica" style:font-family-asian="Helvetica" style:font-family-complex="Helvetica" fo:background-color="transparent" fo:color="#000000"/>
    </style:style>
    <style:style style:name="T217" style:family="text">
      <style:text-properties fo:font-size="12.00pt" fo:font-weight="normal" fo:font-family="Helvetica" style:font-family-asian="Helvetica" style:font-family-complex="Helvetica" fo:background-color="transparent" fo:color="#000000" fo:font-style="italic"/>
    </style:style>
    <style:style style:name="T218" style:family="text">
      <style:text-properties fo:font-size="12.00pt" fo:font-weight="normal" fo:font-family="Helvetica" style:font-family-asian="Helvetica" style:font-family-complex="Helvetica" fo:background-color="transparent" fo:color="#000000"/>
    </style:style>
    <style:style style:name="T219" style:family="text">
      <style:text-properties fo:font-size="12.00pt" fo:font-weight="normal" fo:font-family="Helvetica" style:font-family-asian="Helvetica" style:font-family-complex="Helvetica" fo:background-color="transparent" fo:color="#000000" fo:font-style="italic"/>
    </style:style>
    <style:style style:name="T220" style:family="text">
      <style:text-properties fo:font-size="12.00pt" fo:font-weight="normal" fo:font-family="Helvetica" style:font-family-asian="Helvetica" style:font-family-complex="Helvetica" fo:background-color="transparent" fo:color="#000000"/>
    </style:style>
    <style:style style:name="T221" style:family="text">
      <style:text-properties fo:font-size="12.00pt" fo:font-weight="normal" fo:font-family="Helvetica" style:font-family-asian="Helvetica" style:font-family-complex="Helvetica" fo:background-color="transparent" fo:color="#000000" fo:font-style="italic"/>
    </style:style>
    <style:style style:name="T222" style:family="text">
      <style:text-properties fo:font-size="12.00pt" fo:font-weight="normal" fo:font-family="Helvetica" style:font-family-asian="Helvetica" style:font-family-complex="Helvetica" fo:background-color="transparent" fo:color="#000000"/>
    </style:style>
    <style:style style:name="T223" style:family="text">
      <style:text-properties fo:font-size="12.00pt" fo:font-weight="normal" fo:font-family="Helvetica" style:font-family-asian="Helvetica" style:font-family-complex="Helvetica" fo:background-color="transparent" fo:color="#000000" fo:font-style="italic"/>
    </style:style>
    <style:style style:name="T224" style:family="text">
      <style:text-properties fo:font-size="12.00pt" fo:font-weight="normal" fo:font-family="Helvetica" style:font-family-asian="Helvetica" style:font-family-complex="Helvetica" fo:background-color="transparent" fo:color="#000000"/>
    </style:style>
    <style:style style:name="T225" style:family="text">
      <style:text-properties fo:font-size="12.00pt" fo:font-weight="normal" fo:font-family="Helvetica" style:font-family-asian="Helvetica" style:font-family-complex="Helvetica" fo:background-color="transparent" fo:color="#000000" fo:font-style="italic"/>
    </style:style>
    <style:style style:name="T226" style:family="text">
      <style:text-properties fo:font-size="12.00pt" fo:font-weight="normal" fo:font-family="Helvetica" style:font-family-asian="Helvetica" style:font-family-complex="Helvetica" fo:background-color="transparent" fo:color="#000000"/>
    </style:style>
    <style:style style:name="T227" style:family="text">
      <style:text-properties fo:font-size="12.00pt" fo:font-weight="normal" fo:font-family="Helvetica" style:font-family-asian="Helvetica" style:font-family-complex="Helvetica" fo:background-color="transparent" fo:color="#000000" fo:font-style="italic"/>
    </style:style>
    <style:style style:name="T228" style:family="text">
      <style:text-properties fo:font-size="12.00pt" fo:font-weight="normal" fo:font-family="Helvetica" style:font-family-asian="Helvetica" style:font-family-complex="Helvetica" fo:background-color="transparent" fo:color="#000000"/>
    </style:style>
    <style:style style:name="T229" style:family="text">
      <style:text-properties fo:font-size="12.00pt" fo:font-weight="normal" fo:font-family="Helvetica" style:font-family-asian="Helvetica" style:font-family-complex="Helvetica" fo:background-color="transparent" fo:color="#000000" fo:font-style="italic"/>
    </style:style>
    <style:style style:name="T230" style:family="text">
      <style:text-properties fo:font-size="12.00pt" fo:font-weight="normal" fo:font-family="Helvetica" style:font-family-asian="Helvetica" style:font-family-complex="Helvetica" fo:background-color="transparent" fo:color="#000000"/>
    </style:style>
    <style:style style:name="T231" style:family="text">
      <style:text-properties fo:font-size="12.00pt" fo:font-weight="normal" fo:font-family="Helvetica" style:font-family-asian="Helvetica" style:font-family-complex="Helvetica" fo:background-color="transparent" fo:color="#000000" fo:font-style="italic"/>
    </style:style>
    <style:style style:name="T232" style:family="text">
      <style:text-properties fo:font-size="12.00pt" fo:font-weight="normal" fo:font-family="Helvetica" style:font-family-asian="Helvetica" style:font-family-complex="Helvetica" fo:background-color="transparent" fo:color="#000000"/>
    </style:style>
    <style:style style:name="T233" style:family="text">
      <style:text-properties fo:font-size="12.00pt" fo:font-weight="normal" fo:font-family="Helvetica" style:font-family-asian="Helvetica" style:font-family-complex="Helvetica" fo:background-color="transparent" fo:color="#000000" fo:font-style="italic"/>
    </style:style>
    <style:style style:name="T234" style:family="text">
      <style:text-properties fo:font-size="12.00pt" fo:font-weight="normal" fo:font-family="Helvetica" style:font-family-asian="Helvetica" style:font-family-complex="Helvetica" fo:background-color="transparent" fo:color="#000000"/>
    </style:style>
    <style:style style:name="T235" style:family="text">
      <style:text-properties fo:font-size="12.00pt" fo:font-weight="bold" fo:font-family="Helvetica" style:font-family-asian="Helvetica" style:font-family-complex="Helvetica" fo:background-color="transparent" fo:color="#000000"/>
    </style:style>
    <style:style style:name="T236" style:family="text">
      <style:text-properties fo:font-size="12.00pt" fo:font-weight="bold" fo:font-family="Helvetica" style:font-family-asian="Helvetica" style:font-family-complex="Helvetica" fo:background-color="transparent" fo:color="#000000" fo:font-style="italic"/>
    </style:style>
    <style:style style:name="T237" style:family="text">
      <style:text-properties fo:font-size="12.00pt" fo:font-weight="bold" fo:font-family="Helvetica" style:font-family-asian="Helvetica" style:font-family-complex="Helvetica" fo:background-color="transparent" fo:color="#000000"/>
    </style:style>
    <style:style style:name="T238" style:family="text">
      <style:text-properties fo:font-size="12.00pt" fo:font-weight="bold" fo:font-family="Helvetica" style:font-family-asian="Helvetica" style:font-family-complex="Helvetica" fo:background-color="transparent" fo:color="#000000" fo:font-style="italic"/>
    </style:style>
    <style:style style:name="T239" style:family="text">
      <style:text-properties fo:font-size="12.00pt" fo:font-weight="normal" fo:font-family="Helvetica" style:font-family-asian="Helvetica" style:font-family-complex="Helvetica" fo:background-color="transparent" fo:color="#000000"/>
    </style:style>
    <style:style style:name="T240" style:family="text">
      <style:text-properties fo:font-size="12.00pt" fo:font-weight="normal" fo:font-family="Helvetica" style:font-family-asian="Helvetica" style:font-family-complex="Helvetica" fo:background-color="transparent" fo:color="#000000" fo:font-style="italic"/>
    </style:style>
    <style:style style:name="T241" style:family="text">
      <style:text-properties fo:font-size="12.00pt" fo:font-weight="bold" fo:font-family="Helvetica" style:font-family-asian="Helvetica" style:font-family-complex="Helvetica" fo:background-color="transparent" fo:color="#000000" fo:font-style="italic"/>
    </style:style>
    <style:style style:name="T242" style:family="text">
      <style:text-properties fo:font-size="12.00pt" fo:font-weight="normal" fo:font-family="Helvetica" style:font-family-asian="Helvetica" style:font-family-complex="Helvetica" fo:background-color="transparent" fo:color="#000000"/>
    </style:style>
    <style:style style:name="T243" style:family="text">
      <style:text-properties fo:font-size="12.00pt" fo:font-weight="normal" fo:font-family="Helvetica" style:font-family-asian="Helvetica" style:font-family-complex="Helvetica" fo:background-color="transparent" fo:color="#000000" fo:font-style="italic"/>
    </style:style>
    <style:style style:name="T244" style:family="text">
      <style:text-properties fo:font-size="12.00pt" fo:font-weight="normal" fo:font-family="Helvetica" style:font-family-asian="Helvetica" style:font-family-complex="Helvetica" fo:background-color="transparent" fo:color="#000000"/>
    </style:style>
    <style:style style:name="T245" style:family="text">
      <style:text-properties fo:font-size="12.00pt" fo:font-weight="normal" fo:font-family="Helvetica" style:font-family-asian="Helvetica" style:font-family-complex="Helvetica" fo:background-color="transparent" fo:color="#000000" fo:font-style="italic"/>
    </style:style>
    <style:style style:name="T246" style:family="text">
      <style:text-properties fo:font-size="12.00pt" fo:font-weight="normal" fo:font-family="Helvetica" style:font-family-asian="Helvetica" style:font-family-complex="Helvetica" fo:background-color="transparent" fo:color="#000000"/>
    </style:style>
    <style:style style:name="T247" style:family="text">
      <style:text-properties fo:font-size="12.00pt" fo:font-weight="normal" fo:font-family="Helvetica" style:font-family-asian="Helvetica" style:font-family-complex="Helvetica" fo:background-color="transparent" fo:color="#000000" fo:font-style="italic"/>
    </style:style>
    <style:style style:name="T248" style:family="text">
      <style:text-properties fo:font-size="12.00pt" fo:font-weight="normal" fo:font-family="Helvetica" style:font-family-asian="Helvetica" style:font-family-complex="Helvetica" fo:background-color="transparent" fo:color="#000000"/>
    </style:style>
    <style:style style:name="T249" style:family="text">
      <style:text-properties fo:font-size="12.00pt" fo:font-weight="normal" fo:font-family="Helvetica" style:font-family-asian="Helvetica" style:font-family-complex="Helvetica" fo:background-color="transparent" fo:color="#000000" fo:font-style="italic"/>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8.00pt" fo:font-weight="normal" fo:font-family="'Arial Bold'" style:font-family-asian="'Arial Bold'" style:font-family-complex="'Arial Bold'" fo:background-color="transparent" fo:color="#000000"/>
    </style:style>
    <style:style style:name="T252" style:family="text">
      <style:text-properties fo:font-size="12.00pt" fo:font-weight="normal" fo:font-family="Helvetica" style:font-family-asian="Helvetica" style:font-family-complex="Helvetica" fo:background-color="transparent" fo:color="#000000"/>
    </style:style>
    <style:style style:name="T253" style:family="text">
      <style:text-properties fo:font-size="12.00pt" fo:font-weight="normal" fo:font-family="Helvetica" style:font-family-asian="Helvetica" style:font-family-complex="Helvetica" fo:background-color="transparent" fo:color="#000000" fo:font-style="italic"/>
    </style:style>
    <style:style style:name="T254" style:family="text">
      <style:text-properties fo:font-size="12.00pt" fo:font-weight="normal" fo:font-family="Helvetica" style:font-family-asian="Helvetica" style:font-family-complex="Helvetica" fo:background-color="transparent" fo:color="#000000"/>
    </style:style>
    <style:style style:name="T255" style:family="text">
      <style:text-properties fo:font-size="12.00pt" fo:font-weight="normal" fo:font-family="Helvetica" style:font-family-asian="Helvetica" style:font-family-complex="Helvetica" fo:background-color="transparent" fo:color="#000000" fo:font-style="italic"/>
    </style:style>
    <style:style style:name="T256" style:family="text">
      <style:text-properties fo:font-size="12.00pt" fo:font-weight="normal" fo:font-family="Helvetica" style:font-family-asian="Helvetica" style:font-family-complex="Helvetica" fo:background-color="transparent" fo:color="#000000"/>
    </style:style>
    <style:style style:name="T257" style:family="text">
      <style:text-properties fo:font-size="12.00pt" fo:font-weight="normal" fo:font-family="Helvetica" style:font-family-asian="Helvetica" style:font-family-complex="Helvetica" fo:background-color="transparent" fo:color="#000000" fo:font-style="italic"/>
    </style:style>
    <style:style style:name="T258" style:family="text">
      <style:text-properties fo:font-size="12.00pt" fo:font-weight="normal" fo:font-family="Helvetica" style:font-family-asian="Helvetica" style:font-family-complex="Helvetica" fo:background-color="transparent" fo:color="#000000"/>
    </style:style>
    <style:style style:name="T259" style:family="text">
      <style:text-properties fo:font-size="12.00pt" fo:font-weight="bold" fo:font-family="Helvetica" style:font-family-asian="Helvetica" style:font-family-complex="Helvetica" fo:background-color="transparent" fo:color="#000000"/>
    </style:style>
    <style:style style:name="T260" style:family="text">
      <style:text-properties fo:font-size="12.00pt" fo:font-weight="bold" fo:font-family="Helvetica" style:font-family-asian="Helvetica" style:font-family-complex="Helvetica" fo:background-color="transparent" fo:color="#000000" fo:font-style="italic"/>
    </style:style>
    <style:style style:name="T261" style:family="text">
      <style:text-properties fo:font-size="12.00pt" fo:font-weight="bold" fo:font-family="Helvetica" style:font-family-asian="Helvetica" style:font-family-complex="Helvetica" fo:background-color="transparent" fo:color="#000000"/>
    </style:style>
    <style:style style:name="T262" style:family="text">
      <style:text-properties fo:font-size="12.00pt" fo:font-weight="bold" fo:font-family="Helvetica" style:font-family-asian="Helvetica" style:font-family-complex="Helvetica" fo:background-color="transparent" fo:color="#000000" fo:font-style="italic"/>
    </style:style>
    <style:style style:name="T263" style:family="text">
      <style:text-properties fo:font-size="12.00pt" fo:font-weight="normal" fo:font-family="Helvetica" style:font-family-asian="Helvetica" style:font-family-complex="Helvetica" fo:background-color="transparent" fo:color="#000000"/>
    </style:style>
    <style:style style:name="T264" style:family="text">
      <style:text-properties fo:font-size="12.00pt" fo:font-weight="normal" fo:font-family="Helvetica" style:font-family-asian="Helvetica" style:font-family-complex="Helvetica" fo:background-color="transparent" fo:color="#000000" fo:font-style="italic"/>
    </style:style>
    <style:style style:name="T265" style:family="text">
      <style:text-properties fo:font-size="12.00pt" fo:font-weight="normal" fo:font-family="Helvetica" style:font-family-asian="Helvetica" style:font-family-complex="Helvetica" fo:background-color="transparent" fo:color="#000000"/>
    </style:style>
    <style:style style:name="T266" style:family="text">
      <style:text-properties fo:font-size="12.00pt" fo:font-weight="normal" fo:font-family="Helvetica" style:font-family-asian="Helvetica" style:font-family-complex="Helvetica" fo:background-color="transparent" fo:color="#000000" fo:font-style="italic"/>
    </style:style>
    <style:style style:name="T267" style:family="text">
      <style:text-properties fo:font-size="12.00pt" fo:font-weight="normal" fo:font-family="Helvetica" style:font-family-asian="Helvetica" style:font-family-complex="Helvetica" fo:background-color="transparent" fo:color="#000000"/>
    </style:style>
    <style:style style:name="T268" style:family="text">
      <style:text-properties fo:font-size="12.00pt" fo:font-weight="normal" fo:font-family="Helvetica" style:font-family-asian="Helvetica" style:font-family-complex="Helvetica" fo:background-color="transparent" fo:color="#000000" fo:font-style="italic"/>
    </style:style>
    <style:style style:name="T269" style:family="text">
      <style:text-properties fo:font-size="12.00pt" fo:font-weight="normal" fo:font-family="Helvetica" style:font-family-asian="Helvetica" style:font-family-complex="Helvetica" fo:background-color="transparent" fo:color="#000000"/>
    </style:style>
    <style:style style:name="T270" style:family="text">
      <style:text-properties fo:font-size="12.00pt" fo:font-weight="normal" fo:font-family="Helvetica" style:font-family-asian="Helvetica" style:font-family-complex="Helvetica" fo:background-color="transparent" fo:color="#000000" fo:font-style="italic"/>
    </style:style>
    <style:style style:name="T271" style:family="text">
      <style:text-properties fo:font-size="12.00pt" fo:font-weight="normal" fo:font-family="Helvetica" style:font-family-asian="Helvetica" style:font-family-complex="Helvetica" fo:background-color="transparent" fo:color="#000000"/>
    </style:style>
    <style:style style:name="P1" style:family="paragraph">
      <style:paragraph-properties fo:line-height="100.00%" fo:text-align="right" fo:margin-bottom="38.00pt"/>
    </style:style>
    <style:style style:name="P2" style:family="paragraph">
      <style:paragraph-properties fo:line-height="100.00%" fo:text-align="left"/>
    </style:style>
    <style:style style:name="P3" style:family="paragraph">
      <style:paragraph-properties fo:line-height="100.00%" fo:text-align="left" fo:margin-bottom="10.00pt"/>
    </style:style>
    <style:style style:name="P4" style:family="paragraph">
      <style:paragraph-properties fo:line-height="100.00%" fo:text-align="left" fo:margin-top="20.00pt"/>
    </style:style>
    <style:style style:name="P5" style:family="paragraph">
      <style:paragraph-properties fo:line-height="100.00%" fo:text-align="left" fo:margin-bottom="10.00pt"/>
    </style:style>
    <text:list-style style:name="L6">
      <text:list-level-style-bullet text:level="1" text:bullet-char="•">
        <style:list-level-properties text:space-before="-9.00pt" text:min-label-width="18.00pt"/>
        <style:text-properties fo:font-family="Symbol"/>
      </text:list-level-style-bullet>
    </text:list-style>
    <style:style style:name="P6" style:family="paragraph">
      <style:paragraph-properties fo:line-height="100.00%" fo:text-align="left" fo:margin-left="-9.00pt" fo:text-indent="9.00pt"/>
    </style:style>
    <style:style style:name="P7" style:family="paragraph">
      <style:paragraph-properties fo:line-height="100.00%" fo:text-align="left" fo:margin-left="18.00pt" fo:text-indent="9.00pt"/>
    </style:style>
    <style:style style:name="P8" style:family="paragraph">
      <style:paragraph-properties fo:line-height="100.00%" fo:text-align="left" fo:margin-left="-9.00pt" fo:text-indent="9.00pt"/>
    </style:style>
    <style:style style:name="P9" style:family="paragraph">
      <style:paragraph-properties fo:line-height="100.00%" fo:text-align="left" fo:margin-top="20.00pt"/>
    </style:style>
    <style:style style:name="P10" style:family="paragraph">
      <style:paragraph-properties fo:line-height="100.00%" fo:text-align="left" fo:margin-bottom="10.00pt"/>
    </style:style>
    <text:list-style style:name="L11">
      <text:list-level-style-bullet text:level="1" text:bullet-char="•">
        <style:list-level-properties text:space-before="-9.00pt" text:min-label-width="18.00pt"/>
        <style:text-properties fo:font-family="Symbol"/>
      </text:list-level-style-bullet>
    </text:list-style>
    <style:style style:name="P11" style:family="paragraph">
      <style:paragraph-properties fo:line-height="100.00%" fo:text-align="left" fo:margin-left="-9.00pt" fo:text-indent="9.00pt"/>
    </style:style>
    <style:style style:name="P12" style:family="paragraph">
      <style:paragraph-properties fo:line-height="100.00%" fo:text-align="left"/>
    </style:style>
    <style:style style:name="P13" style:family="paragraph">
      <style:paragraph-properties fo:line-height="100.00%" fo:text-align="left" fo:margin-bottom="10.00pt"/>
    </style:style>
    <text:list-style style:name="L14">
      <text:list-level-style-bullet text:level="1" text:bullet-char="•">
        <style:list-level-properties text:space-before="-9.00pt" text:min-label-width="18.00pt"/>
        <style:text-properties fo:font-family="Symbol"/>
      </text:list-level-style-bullet>
    </text:list-style>
    <style:style style:name="P14" style:family="paragraph">
      <style:paragraph-properties fo:line-height="100.00%" fo:text-align="left" fo:margin-left="-9.00pt" fo:text-indent="9.00pt"/>
    </style:style>
    <style:style style:name="P15" style:family="paragraph">
      <style:paragraph-properties fo:line-height="100.00%" fo:text-align="left" fo:margin-top="20.00pt"/>
    </style:style>
    <style:style style:name="P16" style:family="paragraph">
      <style:paragraph-properties fo:line-height="100.00%" fo:text-align="left" fo:margin-bottom="10.00pt"/>
    </style:style>
    <text:list-style style:name="L17">
      <text:list-level-style-bullet text:level="1" text:bullet-char="•">
        <style:list-level-properties text:space-before="-9.00pt" text:min-label-width="18.00pt"/>
        <style:text-properties fo:font-family="Symbol"/>
      </text:list-level-style-bullet>
    </text:list-style>
    <style:style style:name="P17" style:family="paragraph">
      <style:paragraph-properties fo:line-height="100.00%" fo:text-align="left" fo:margin-left="-9.00pt" fo:text-indent="9.00pt"/>
    </style:style>
    <style:style style:name="P18" style:family="paragraph">
      <style:paragraph-properties fo:line-height="100.00%" fo:text-align="left"/>
    </style:style>
    <style:style style:name="P19" style:family="paragraph">
      <style:paragraph-properties fo:line-height="100.00%" fo:text-align="left" fo:margin-bottom="10.00pt"/>
    </style:style>
    <style:style style:name="P20" style:family="paragraph">
      <style:paragraph-properties fo:line-height="100.00%" fo:text-align="left" fo:margin-top="20.00pt"/>
    </style:style>
    <style:style style:name="P21" style:family="paragraph">
      <style:paragraph-properties fo:line-height="100.00%" fo:text-align="left" fo:margin-top="20.00pt"/>
    </style:style>
    <style:style style:name="P22" style:family="paragraph">
      <style:paragraph-properties fo:line-height="100.00%" fo:text-align="left" fo:margin-top="20.00pt"/>
    </style:style>
    <style:style style:name="P23" style:family="paragraph">
      <style:paragraph-properties fo:line-height="100.00%" fo:text-align="left" fo:margin-bottom="10.00pt"/>
    </style:style>
    <style:style style:name="P24" style:family="paragraph">
      <style:paragraph-properties fo:line-height="100.00%" fo:text-align="left" fo:margin-top="20.00pt"/>
    </style:style>
    <style:style style:name="P25" style:family="paragraph">
      <style:paragraph-properties fo:line-height="100.00%" fo:text-align="left" fo:margin-bottom="10.00pt"/>
    </style:style>
    <style:style style:name="P26" style:family="paragraph">
      <style:paragraph-properties fo:line-height="100.00%" fo:text-align="left" fo:margin-top="20.00pt"/>
    </style:style>
    <style:style style:name="P27" style:family="paragraph">
      <style:paragraph-properties fo:line-height="100.00%" fo:text-align="left" fo:margin-bottom="10.00pt"/>
    </style:style>
    <style:style style:name="P28" style:family="paragraph">
      <style:paragraph-properties fo:line-height="100.00%" fo:text-align="left"/>
    </style:style>
    <style:style style:name="P29" style:family="paragraph">
      <style:paragraph-properties fo:line-height="100.00%" fo:text-align="left" fo:margin-bottom="10.00pt"/>
    </style:style>
    <style:style style:name="P30" style:family="paragraph">
      <style:paragraph-properties fo:line-height="100.00%" fo:text-align="left" fo:margin-top="20.00pt"/>
    </style:style>
    <text:list-style style:name="L31">
      <text:list-level-style-bullet text:level="1" text:bullet-char="•">
        <style:list-level-properties text:space-before="-9.00pt" text:min-label-width="18.00pt"/>
        <style:text-properties fo:font-family="Symbol"/>
      </text:list-level-style-bullet>
    </text:list-style>
    <style:style style:name="P31" style:family="paragraph">
      <style:paragraph-properties fo:line-height="100.00%" fo:text-align="left" fo:margin-left="-9.00pt" fo:text-indent="9.00pt"/>
    </style:style>
    <style:style style:name="P32" style:family="paragraph">
      <style:paragraph-properties fo:line-height="100.00%" fo:text-align="left" fo:margin-left="18.00pt" fo:text-indent="9.00pt"/>
    </style:style>
    <style:style style:name="P33" style:family="paragraph">
      <style:paragraph-properties fo:line-height="100.00%" fo:text-align="left" fo:margin-left="36.00pt" fo:text-indent="9.00pt"/>
    </style:style>
    <style:style style:name="P34" style:family="paragraph">
      <style:paragraph-properties fo:line-height="100.00%" fo:text-align="left" fo:margin-left="54.00pt" fo:text-indent="9.00pt"/>
    </style:style>
    <style:style style:name="P35" style:family="paragraph">
      <style:paragraph-properties fo:line-height="100.00%" fo:text-align="left" fo:margin-left="36.00pt" fo:text-indent="9.00pt"/>
    </style:style>
    <style:style style:name="P36" style:family="paragraph">
      <style:paragraph-properties fo:line-height="100.00%" fo:text-align="left" fo:margin-left="54.00pt" fo:text-indent="9.00pt"/>
    </style:style>
    <style:style style:name="P37" style:family="paragraph">
      <style:paragraph-properties fo:line-height="100.00%" fo:text-align="left" fo:margin-left="36.00pt" fo:text-indent="9.00pt"/>
    </style:style>
    <style:style style:name="P38" style:family="paragraph">
      <style:paragraph-properties fo:line-height="100.00%" fo:text-align="left" fo:margin-left="54.00pt" fo:text-indent="9.00pt"/>
    </style:style>
    <style:style style:name="P39" style:family="paragraph">
      <style:paragraph-properties fo:line-height="100.00%" fo:text-align="left" fo:margin-top="20.00pt"/>
    </style:style>
    <text:list-style style:name="L40">
      <text:list-level-style-bullet text:level="1" text:bullet-char="•">
        <style:list-level-properties text:space-before="-9.00pt" text:min-label-width="18.00pt"/>
        <style:text-properties fo:font-family="Symbol"/>
      </text:list-level-style-bullet>
    </text:list-style>
    <style:style style:name="P40" style:family="paragraph">
      <style:paragraph-properties fo:line-height="100.00%" fo:text-align="left" fo:margin-left="-9.00pt" fo:text-indent="9.00pt"/>
    </style:style>
    <style:style style:name="P41" style:family="paragraph">
      <style:paragraph-properties fo:line-height="100.00%" fo:text-align="left" fo:margin-left="18.00pt" fo:text-indent="9.00pt"/>
    </style:style>
    <style:style style:name="P42" style:family="paragraph">
      <style:paragraph-properties fo:line-height="100.00%" fo:text-align="left" fo:margin-left="36.00pt" fo:text-indent="9.00pt"/>
    </style:style>
    <style:style style:name="P43" style:family="paragraph">
      <style:paragraph-properties fo:line-height="100.00%" fo:text-align="left" fo:margin-left="45.00pt" fo:text-indent="-9.00pt"/>
    </style:style>
    <text:list-style style:name="L44">
      <text:list-level-style-bullet text:level="1" text:bullet-char="•">
        <style:list-level-properties text:space-before="36.00pt" text:min-label-width="18.00pt"/>
        <style:text-properties fo:font-family="Symbol"/>
      </text:list-level-style-bullet>
    </text:list-style>
    <style:style style:name="P44" style:family="paragraph">
      <style:paragraph-properties fo:line-height="100.00%" fo:text-align="left" fo:margin-left="-9.00pt" fo:text-indent="9.00pt"/>
    </style:style>
    <style:style style:name="P45" style:family="paragraph">
      <style:paragraph-properties fo:line-height="100.00%" fo:text-align="left" fo:margin-left="9.00pt" fo:text-indent="9.00pt"/>
    </style:style>
    <style:style style:name="P46" style:family="paragraph">
      <style:paragraph-properties fo:line-height="100.00%" fo:text-align="left" fo:margin-left="9.00pt" fo:text-indent="9.00pt"/>
    </style:style>
    <style:style style:name="P47" style:family="paragraph">
      <style:paragraph-properties fo:line-height="100.00%" fo:text-align="left" fo:margin-left="9.00pt" fo:text-indent="9.00pt"/>
    </style:style>
    <style:style style:name="P48" style:family="paragraph">
      <style:paragraph-properties fo:line-height="100.00%" fo:text-align="left" fo:margin-left="27.00pt" fo:text-indent="9.00pt"/>
    </style:style>
    <style:style style:name="P49" style:family="paragraph">
      <style:paragraph-properties fo:line-height="100.00%" fo:text-align="left" fo:margin-left="45.00pt" fo:text-indent="9.00pt"/>
    </style:style>
    <style:style style:name="P50" style:family="paragraph">
      <style:paragraph-properties fo:line-height="100.00%" fo:text-align="left" fo:margin-left="27.00pt" fo:text-indent="9.00pt"/>
    </style:style>
    <style:style style:name="P51" style:family="paragraph">
      <style:paragraph-properties fo:line-height="100.00%" fo:text-align="left" fo:margin-left="45.00pt" fo:text-indent="9.00pt"/>
    </style:style>
    <style:style style:name="P52" style:family="paragraph">
      <style:paragraph-properties fo:line-height="100.00%" fo:text-align="left" fo:margin-left="27.00pt" fo:text-indent="9.00pt"/>
    </style:style>
    <style:style style:name="P53" style:family="paragraph">
      <style:paragraph-properties fo:line-height="100.00%" fo:text-align="left" fo:margin-left="45.00pt" fo:text-indent="9.00pt"/>
    </style:style>
    <style:style style:name="P54" style:family="paragraph">
      <style:paragraph-properties fo:line-height="100.00%" fo:text-align="left" fo:margin-left="27.00pt" fo:text-indent="9.00pt"/>
    </style:style>
    <style:style style:name="P55" style:family="paragraph">
      <style:paragraph-properties fo:line-height="100.00%" fo:text-align="left" fo:margin-left="45.00pt" fo:text-indent="9.00pt"/>
    </style:style>
    <style:style style:name="P56" style:family="paragraph">
      <style:paragraph-properties fo:line-height="100.00%" fo:text-align="left" fo:margin-left="63.00pt" fo:text-indent="9.00pt"/>
    </style:style>
    <style:style style:name="P57" style:family="paragraph">
      <style:paragraph-properties fo:line-height="100.00%" fo:text-align="left" fo:margin-left="81.00pt" fo:text-indent="9.00pt"/>
    </style:style>
    <style:style style:name="P58" style:family="paragraph">
      <style:paragraph-properties fo:line-height="100.00%" fo:text-align="left" fo:margin-left="99.00pt" fo:text-indent="9.00pt"/>
    </style:style>
    <style:style style:name="P59" style:family="paragraph">
      <style:paragraph-properties fo:line-height="100.00%" fo:text-align="left" fo:margin-left="45.00pt" fo:text-indent="9.00pt"/>
    </style:style>
    <style:style style:name="P60" style:family="paragraph">
      <style:paragraph-properties fo:line-height="100.00%" fo:text-align="left"/>
    </style:style>
    <style:style style:name="P61" style:family="paragraph">
      <style:paragraph-properties fo:line-height="100.00%" fo:text-align="left" fo:margin-top="20.00pt"/>
    </style:style>
    <text:list-style style:name="L62">
      <text:list-level-style-bullet text:level="1" text:bullet-char="•">
        <style:list-level-properties text:space-before="-9.00pt" text:min-label-width="18.00pt"/>
        <style:text-properties fo:font-family="Symbol"/>
      </text:list-level-style-bullet>
    </text:list-style>
    <style:style style:name="P62" style:family="paragraph">
      <style:paragraph-properties fo:line-height="100.00%" fo:text-align="left" fo:margin-left="-9.00pt" fo:text-indent="9.00pt"/>
    </style:style>
    <style:style style:name="P63" style:family="paragraph">
      <style:paragraph-properties fo:line-height="100.00%" fo:text-align="left" fo:margin-left="18.00pt" fo:text-indent="9.00pt"/>
    </style:style>
    <style:style style:name="P64" style:family="paragraph">
      <style:paragraph-properties fo:line-height="100.00%" fo:text-align="left" fo:margin-left="36.00pt" fo:text-indent="9.00pt"/>
    </style:style>
    <style:style style:name="P65" style:family="paragraph">
      <style:paragraph-properties fo:line-height="100.00%" fo:text-align="left" fo:margin-left="54.00pt" fo:text-indent="9.00pt"/>
    </style:style>
    <style:style style:name="P66" style:family="paragraph">
      <style:paragraph-properties fo:line-height="100.00%" fo:text-align="left" fo:margin-left="72.00pt" fo:text-indent="9.00pt"/>
    </style:style>
    <style:style style:name="P67" style:family="paragraph">
      <style:paragraph-properties fo:line-height="100.00%" fo:text-align="left" fo:margin-left="54.00pt" fo:text-indent="9.00pt"/>
    </style:style>
    <style:style style:name="P68" style:family="paragraph">
      <style:paragraph-properties fo:line-height="100.00%" fo:text-align="left" fo:margin-left="72.00pt" fo:text-indent="9.00pt"/>
    </style:style>
    <style:style style:name="P69" style:family="paragraph">
      <style:paragraph-properties fo:line-height="100.00%" fo:text-align="left" fo:margin-left="54.00pt" fo:text-indent="9.00pt"/>
    </style:style>
    <style:style style:name="P70" style:family="paragraph">
      <style:paragraph-properties fo:line-height="100.00%" fo:text-align="left" fo:margin-left="72.00pt" fo:text-indent="9.00pt"/>
    </style:style>
    <style:style style:name="P71" style:family="paragraph">
      <style:paragraph-properties fo:line-height="100.00%" fo:text-align="left" fo:margin-left="54.00pt" fo:text-indent="9.00pt"/>
    </style:style>
    <style:style style:name="P72" style:family="paragraph">
      <style:paragraph-properties fo:line-height="100.00%" fo:text-align="left" fo:margin-left="72.00pt" fo:text-indent="9.00pt"/>
    </style:style>
    <style:style style:name="P73" style:family="paragraph">
      <style:paragraph-properties fo:line-height="100.00%" fo:text-align="left" fo:margin-left="90.00pt" fo:text-indent="9.00pt"/>
    </style:style>
    <style:style style:name="P74" style:family="paragraph">
      <style:paragraph-properties fo:line-height="100.00%" fo:text-align="left" fo:margin-left="72.00pt" fo:text-indent="9.00pt"/>
    </style:style>
    <style:style style:name="P75" style:family="paragraph">
      <style:paragraph-properties fo:line-height="100.00%" fo:text-align="left" fo:margin-left="72.00pt" fo:text-indent="9.00pt"/>
    </style:style>
    <style:style style:name="P76" style:family="paragraph">
      <style:paragraph-properties fo:line-height="100.00%" fo:text-align="left" fo:margin-left="54.00pt" fo:text-indent="9.00pt"/>
    </style:style>
    <style:style style:name="P77" style:family="paragraph">
      <style:paragraph-properties fo:line-height="100.00%" fo:text-align="left" fo:margin-left="72.00pt" fo:text-indent="9.00pt"/>
    </style:style>
    <style:style style:name="P78" style:family="paragraph">
      <style:paragraph-properties fo:line-height="100.00%" fo:text-align="left" fo:margin-left="90.00pt" fo:text-indent="9.00pt"/>
    </style:style>
    <style:style style:name="P79" style:family="paragraph">
      <style:paragraph-properties fo:line-height="100.00%" fo:text-align="left" fo:margin-left="72.00pt" fo:text-indent="9.00pt"/>
    </style:style>
    <style:style style:name="P80" style:family="paragraph">
      <style:paragraph-properties fo:line-height="100.00%" fo:text-align="left" fo:margin-left="72.00pt" fo:text-indent="9.00pt"/>
    </style:style>
    <style:style style:name="P81" style:family="paragraph">
      <style:paragraph-properties fo:line-height="100.00%" fo:text-align="left" fo:margin-left="90.00pt" fo:text-indent="9.00pt"/>
    </style:style>
    <style:style style:name="P82" style:family="paragraph">
      <style:paragraph-properties fo:line-height="100.00%" fo:text-align="left"/>
    </style:style>
    <style:style style:name="P83" style:family="paragraph">
      <style:paragraph-properties fo:line-height="100.00%" fo:text-align="left" fo:margin-top="20.00pt"/>
    </style:style>
    <text:list-style style:name="L84">
      <text:list-level-style-bullet text:level="1" text:bullet-char="•">
        <style:list-level-properties text:space-before="-9.00pt" text:min-label-width="18.00pt"/>
        <style:text-properties fo:font-family="Symbol"/>
      </text:list-level-style-bullet>
    </text:list-style>
    <style:style style:name="P84" style:family="paragraph">
      <style:paragraph-properties fo:line-height="100.00%" fo:text-align="left" fo:margin-left="-9.00pt" fo:text-indent="9.00pt"/>
    </style:style>
    <style:style style:name="P85" style:family="paragraph">
      <style:paragraph-properties fo:line-height="100.00%" fo:text-align="left" fo:margin-left="18.00pt" fo:text-indent="9.00pt"/>
    </style:style>
    <style:style style:name="P86" style:family="paragraph">
      <style:paragraph-properties fo:line-height="100.00%" fo:text-align="left" fo:margin-left="36.00pt" fo:text-indent="9.00pt"/>
    </style:style>
    <style:style style:name="P87" style:family="paragraph">
      <style:paragraph-properties fo:line-height="100.00%" fo:text-align="left" fo:margin-left="54.00pt" fo:text-indent="9.00pt"/>
    </style:style>
    <style:style style:name="P88" style:family="paragraph">
      <style:paragraph-properties fo:line-height="100.00%" fo:text-align="left" fo:margin-left="54.00pt" fo:text-indent="9.00pt"/>
    </style:style>
    <style:style style:name="P89" style:family="paragraph">
      <style:paragraph-properties fo:line-height="100.00%" fo:text-align="left" fo:margin-left="72.00pt" fo:text-indent="9.00pt"/>
    </style:style>
    <style:style style:name="P90" style:family="paragraph">
      <style:paragraph-properties fo:line-height="100.00%" fo:text-align="left" fo:margin-left="72.00pt" fo:text-indent="9.00pt"/>
    </style:style>
    <style:style style:name="P91" style:family="paragraph">
      <style:paragraph-properties fo:line-height="100.00%" fo:text-align="left" fo:margin-left="54.00pt" fo:text-indent="9.00pt"/>
    </style:style>
  </office:automatic-styles>
  <office:body>
    <office:text>
      <text:p text:style-name="P1"><text:span text:style-name="T1">project guide</text:span></text:p>
      <text:p text:style-name="P2"><text:span text:style-name="T2">MVC</text:span></text:p>
      <text:p text:style-name="P3"><text:span text:style-name="T3">We developed our<text:s/></text:span><text:span text:style-name="T4">Mancala</text:span><text:span text:style-name="T5"><text:s/>application according to the MVC (model-view-controller) pattern. Here is an overview over the corresponding classes.</text:span></text:p>
      <text:p text:style-name="P4"><text:span text:style-name="T6">Model</text:span></text:p>
      <text:p text:style-name="P5"><text:span text:style-name="T7">We modeled the<text:s/></text:span><text:span text:style-name="T8">Mancala</text:span><text:span text:style-name="T9"><text:s/>in Fujaba. Therefore, the following classes belong to the model:</text:span></text:p>
      <text:list text:style-name="L6">
        <text:list-item>
          <text:p text:style-name="P6"><text:span text:style-name="T9">Player (represents a player of<text:s/></text:span><text:span text:style-name="T10">Mancala</text:span><text:span text:style-name="T11">)</text:span></text:p>
        </text:list-item>
        <text:list-item>
          <text:p text:style-name="P6"><text:span text:style-name="T11">Container (the superclass for anything that can contain seeds)</text:span></text:p>
        </text:list-item>
        <text:list-item>
          <text:p text:style-name="P7"><text:span text:style-name="T11">Pit (extends<text:s/></text:span><text:span text:style-name="T12">Container</text:span><text:span text:style-name="T13"><text:s/>to add reseeding abilities)</text:span></text:p>
        </text:list-item>
        <text:list-item>
          <text:p text:style-name="P7"><text:span text:style-name="T13">Storage (the field that holds a player's score)</text:span></text:p>
        </text:list-item>
        <text:list-item>
          <text:p text:style-name="P8"><text:span text:style-name="T13">Chain (lines up the fields accessible to its player)</text:span></text:p>
        </text:list-item>
        <text:list-item>
          <text:p text:style-name="P8"><text:span text:style-name="T13">Link (one single part of the<text:s/></text:span><text:span text:style-name="T14">Chain</text:span><text:span text:style-name="T15">, referring to a<text:s/></text:span><text:span text:style-name="T16">Container</text:span><text:span text:style-name="T17">)</text:span></text:p>
        </text:list-item>
      </text:list>
      <text:p text:style-name="P9"><text:span text:style-name="T18">View</text:span></text:p>
      <text:p text:style-name="P10"><text:span text:style-name="T19">For creating the GUI (graphical user interface) we let IntelliJ IDEA support us.</text:span></text:p>
      <text:p text:style-name="P10"><text:span text:style-name="T19">The classes we created are:</text:span></text:p>
      <text:list text:style-name="L11">
        <text:list-item>
          <text:p text:style-name="P11"><text:span text:style-name="T20">SwingView (the 'father of view', employs the other view classes)</text:span></text:p>
        </text:list-item>
        <text:list-item>
          <text:p text:style-name="P11"><text:span text:style-name="T20">GameForm (displays the game board)</text:span></text:p>
        </text:list-item>
        <text:list-item>
          <text:p text:style-name="P11"><text:span text:style-name="T20">NamesForm (takes the players' names for a new game)</text:span></text:p>
        </text:list-item>
        <text:list-item>
          <text:p text:style-name="P11"><text:span text:style-name="T20">HistoryForm (displays a list of previous games)</text:span></text:p>
        </text:list-item>
        <text:list-item>
          <text:p text:style-name="P11"><text:span text:style-name="T20">GameOverDialog (notifies about the end of the game)</text:span></text:p>
        </text:list-item>
      </text:list>
      <text:p text:style-name="P12"><text:span text:style-name="T21"/></text:p>
      <text:p text:style-name="P13"><text:span text:style-name="T22">To make<text:s/></text:span><text:span text:style-name="T23">Mancala</text:span><text:span text:style-name="T24"><text:s/>aware of the view, we had to add the<text:s/></text:span><text:span text:style-name="T25">View</text:span><text:span text:style-name="T26"><text:s/>class in our Fujaba class diagram:</text:span></text:p>
      <text:list text:style-name="L14">
        <text:list-item>
          <text:p text:style-name="P14"><text:span text:style-name="T26">View (Interface: a listener to things that happen in the registered mancala)</text:span></text:p>
        </text:list-item>
      </text:list>
      <text:p text:style-name="P15"><text:span text:style-name="T27">Controller</text:span></text:p>
      <text:p text:style-name="P16"><text:span text:style-name="T28">The controller of our<text:s/></text:span><text:span text:style-name="T29">Mancala</text:span><text:span text:style-name="T30"><text:s/>application is the<text:s/></text:span><text:span text:style-name="T31">Mancala</text:span><text:span text:style-name="T32"><text:s/>class, which:</text:span></text:p>
      <text:list text:style-name="L17">
        <text:list-item>
          <text:p text:style-name="P17"><text:span text:style-name="T33">initializes the game</text:span></text:p>
        </text:list-item>
        <text:list-item>
          <text:p text:style-name="P17"><text:span text:style-name="T33">performs the reseeding, the game's main action</text:span></text:p>
        </text:list-item>
        <text:list-item>
          <text:p text:style-name="P17"><text:span text:style-name="T33">and checks if the game is over</text:span></text:p>
        </text:list-item>
      </text:list>
      <text:p text:style-name="P18"><text:span text:style-name="T34"/></text:p>
      <text:p text:style-name="P18"><text:span text:style-name="T34"/></text:p>
      <text:p text:style-name="P18"><text:span text:style-name="T35">TEAM</text:span></text:p>
      <text:p text:style-name="P19"><text:span text:style-name="T36">Our team consists of four members:</text:span></text:p>
      <text:p text:style-name="P20"><text:span text:style-name="T37">Samet Erap<text:line-break/></text:span><text:span text:style-name="T38"><text:tab/>In this project; we splitted the tasks as we have done in the previous homeworks. What I did are; some part of user stories and documentation of these in my part,some part of object diagrams and documentation of these in my part,some part of use cases and documentation of these in my part, creating the user manual and rules. </text:span></text:p>
      <text:p text:style-name="P22"><text:span text:style-name="T39">Gert Palok</text:span></text:p>
      <text:p text:style-name="P23"><text:span text:style-name="T40">I did a little bit of this and that, mostly modeling in Fujaba and programming. I learned that Fujaba in its current state is too unstable for any work, including educational purposes. Having your model's file size grow exponentially and corrupt regularly, combined with frequent crashes of either Eclipse or the operating system cause a lot of frustration.</text:span><text:span text:style-name="T41"/></text:p>
      <text:p text:style-name="P24"><text:span text:style-name="T42">Irma Sauga</text:span></text:p>
      <text:p text:style-name="P25"><text:span text:style-name="T43"/></text:p>
      <text:p text:style-name="P26"><text:span text:style-name="T44">Dominik Schöler</text:span></text:p>
      <text:p text:style-name="P27"><text:span text:style-name="T45"/></text:p>
      <text:p text:style-name="P27"><text:span text:style-name="T45"/></text:p>
      <text:p text:style-name="P28"><text:span text:style-name="T46">CODE PATHS</text:span></text:p>
      <text:p text:style-name="P29"><text:span text:style-name="T47">Although we paid high attention to creating self-explaining and nice code, it might not always be easy to understand what's going on. To ease the understanding of<text:s/></text:span><text:span text:style-name="T48">Mancala</text:span><text:span text:style-name="T49">, we present a code guide for the most common actions.</text:span></text:p>
      <text:p text:style-name="P30"><text:span text:style-name="T50">Start Mancala</text:span></text:p>
      <text:list text:style-name="L31">
        <text:list-item>
          <text:p text:style-name="P31"><text:span text:style-name="T51">open the mancala.jar file</text:span></text:p>
        </text:list-item>
        <text:list-item>
          <text:p text:style-name="P32"><text:span text:style-name="T52">call<text:s/></text:span><text:span text:style-name="T53">main</text:span><text:span text:style-name="T54"><text:s/>in<text:s/></text:span><text:span text:style-name="T55">SwingView</text:span></text:p>
        </text:list-item>
        <text:list-item>
          <text:p text:style-name="P33"><text:span text:style-name="T56">create new<text:s/></text:span><text:span text:style-name="T57">SwingView</text:span></text:p>
        </text:list-item>
        <text:list-item>
          <text:p text:style-name="P34"><text:span text:style-name="T58">set up the user interface</text:span></text:p>
        </text:list-item>
        <text:list-item>
          <text:p text:style-name="P35"><text:span text:style-name="T58">create new<text:s/></text:span><text:span text:style-name="T59">Mancala</text:span><text:span text:style-name="T60"><text:s/>and pass it to the view</text:span></text:p>
        </text:list-item>
        <text:list-item>
          <text:p text:style-name="P36"><text:span text:style-name="T60">(does nothing yet)</text:span></text:p>
        </text:list-item>
        <text:list-item>
          <text:p text:style-name="P37"><text:span text:style-name="T60">start the<text:s/></text:span><text:span text:style-name="T61">SwingView</text:span></text:p>
        </text:list-item>
        <text:list-item>
          <text:p text:style-name="P38"><text:span text:style-name="T62">make the game board visible</text:span></text:p>
        </text:list-item>
      </text:list>
      <text:p text:style-name="P39"><text:span text:style-name="T63">Start new game</text:span></text:p>
      <text:list text:style-name="L40">
        <text:list-item>
          <text:p text:style-name="P40"><text:span text:style-name="T64">select "</text:span><text:span text:style-name="T65">New Game</text:span><text:span text:style-name="T66">" from the menu</text:span></text:p>
        </text:list-item>
        <text:list-item>
          <text:p text:style-name="P41"><text:span text:style-name="T67">call<text:s/></text:span><text:span text:style-name="T68">actionPerformed</text:span><text:span text:style-name="T69"><text:s/>in<text:s/></text:span><text:span text:style-name="T70">NewGameAction</text:span></text:p>
        </text:list-item>
        <text:list-item>
          <text:p text:style-name="P42"><text:span text:style-name="T71">get the<text:s/></text:span><text:span text:style-name="T72">player names</text:span><text:span text:style-name="T73"><text:s/>and the<text:s/></text:span><text:span text:style-name="T74">seeds-per-pit</text:span><text:span text:style-name="T75"><text:s/>from the<text:s/></text:span><text:span text:style-name="T76">mancala</text:span><text:span text:style-name="T77"><text:s/>(if it is the first game in a row, all will be empty)</text:span></text:p>
        </text:list-item>
        <text:list-item>
          <text:p text:style-name="P42"><text:span text:style-name="T77">pass this data to the new game dialog<text:s/></text:span><text:span text:style-name="T78">NamesForm</text:span></text:p>
        </text:list-item>
      </text:list>
      <text:p text:style-name="P43"><text:span text:style-name="T79"/></text:p>
      <text:list text:style-name="L44">
        <text:list-item>
          <text:p text:style-name="P44"><text:span text:style-name="T80">when the<text:s/></text:span><text:span text:style-name="T81">NamesForm</text:span><text:span text:style-name="T82"><text:s/>is closed, ask for its data</text:span></text:p>
        </text:list-item>
        <text:list-item>
          <text:p text:style-name="P44"><text:span text:style-name="T82">if the<text:s/></text:span><text:span text:style-name="T83">Start Game</text:span><text:span text:style-name="T84"><text:s/>button has been pressed (else do nothing)</text:span></text:p>
        </text:list-item>
        <text:list-item>
          <text:p text:style-name="P45"><text:span text:style-name="T84">remove players from the<text:s/></text:span><text:span text:style-name="T85">mancala</text:span></text:p>
        </text:list-item>
        <text:list-item>
          <text:p text:style-name="P46"><text:span text:style-name="T86">add the new players</text:span></text:p>
        </text:list-item>
        <text:list-item>
          <text:p text:style-name="P46"><text:span text:style-name="T86">set the designated seeds-per-pit</text:span></text:p>
        </text:list-item>
        <text:list-item>
          <text:p text:style-name="P47"><text:span text:style-name="T87">and let the<text:s/></text:span><text:span text:style-name="T88">mancala</text:span><text:span text:style-name="T89"><text:s/>set up a new game</text:span></text:p>
        </text:list-item>
        <text:list-item>
          <text:p text:style-name="P48"><text:span text:style-name="T90">set up variables as<text:s/></text:span><text:span text:style-name="T91">first player</text:span></text:p>
        </text:list-item>
        <text:list-item>
          <text:p text:style-name="P48"><text:span text:style-name="T92">call<text:s/></text:span><text:span text:style-name="T93">initContainers</text:span><text:span text:style-name="T94"><text:s/>on each<text:s/></text:span><text:span text:style-name="T95">Player</text:span></text:p>
        </text:list-item>
        <text:list-item>
          <text:p text:style-name="P49"><text:span text:style-name="T96">give each player six<text:s/></text:span><text:span text:style-name="T97">pits</text:span><text:span text:style-name="T98"><text:s/>and one<text:s/></text:span><text:span text:style-name="T99">storage</text:span></text:p>
        </text:list-item>
        <text:list-item>
          <text:p text:style-name="P50"><text:span text:style-name="T100">call<text:s/></text:span><text:span text:style-name="T101">initChain</text:span><text:span text:style-name="T102"><text:s/>on each Player</text:span></text:p>
        </text:list-item>
        <text:list-item>
          <text:p text:style-name="P51"><text:span text:style-name="T102">give each player the<text:s/></text:span><text:span text:style-name="T103">pits</text:span><text:span text:style-name="T104"><text:s/>and<text:s/></text:span><text:span text:style-name="T105">storage</text:span><text:span text:style-name="T106"><text:s/>he can put seeds to (i.e. this excludes the opposite's storage) and line them up, starting with the player's leftmost pit</text:span></text:p>
        </text:list-item>
        <text:list-item>
          <text:p text:style-name="P52"><text:span text:style-name="T106">tell each<text:s/></text:span><text:span text:style-name="T107">pit</text:span><text:span text:style-name="T108"><text:s/>its<text:s/></text:span><text:span text:style-name="T109">opposite pit</text:span><text:span text:style-name="T110"><text:s/>(needed for capturing)</text:span></text:p>
        </text:list-item>
        <text:list-item>
          <text:p text:style-name="P52"><text:span text:style-name="T110">set the player with the<text:s/></text:span><text:span text:style-name="T111">previous winner</text:span><text:span text:style-name="T112">'s name as<text:s/></text:span><text:span text:style-name="T113">current player</text:span><text:span text:style-name="T114"><text:s/>(i.e. let him start the new game)</text:span></text:p>
        </text:list-item>
        <text:list-item>
          <text:p text:style-name="P53"><text:span text:style-name="T114">if that failed, just let first player begin</text:span></text:p>
        </text:list-item>
        <text:list-item>
          <text:p text:style-name="P54"><text:span text:style-name="T115">call<text:s/></text:span><text:span text:style-name="T116">afterInit</text:span><text:span text:style-name="T117"><text:s/>on its view</text:span></text:p>
        </text:list-item>
        <text:list-item>
          <text:p text:style-name="P55"><text:span text:style-name="T118">check if the<text:s/></text:span><text:span text:style-name="T119">mancala's</text:span><text:span text:style-name="T120"><text:s/># of players and # pits/player conform to<text:s/></text:span><text:span text:style-name="T121">SwingView</text:span><text:span text:style-name="T122"><text:s/>(if not, raise an exception)</text:span></text:p>
        </text:list-item>
        <text:list-item>
          <text:p text:style-name="P55"><text:span text:style-name="T122">assign a<text:s/></text:span><text:span text:style-name="T123">ReseedAction</text:span><text:span text:style-name="T124"><text:s/>as listener to each of the<text:s/></text:span><text:span text:style-name="T125">pits</text:span></text:p>
        </text:list-item>
        <text:list-item>
          <text:p text:style-name="P55"><text:span text:style-name="T126">assign a<text:s/></text:span><text:span text:style-name="T127">StorageListener</text:span><text:span text:style-name="T128"><text:s/>to each of the<text:s/></text:span><text:span text:style-name="T129">storages</text:span></text:p>
        </text:list-item>
        <text:list-item>
          <text:p text:style-name="P55"><text:span text:style-name="T130">call<text:s/></text:span><text:span text:style-name="T131">updateReseedActionWantEnabled</text:span></text:p>
        </text:list-item>
        <text:list-item>
          <text:p text:style-name="P56"><text:span text:style-name="T132">call<text:s/></text:span><text:span text:style-name="T133">setWantEnabled</text:span><text:span text:style-name="T134"><text:s/>on all reseedActions</text:span><text:span text:style-name="T135"><text:s/>(that is the listeners on the pits) – with<text:s/></text:span><text:span text:style-name="T136">true</text:span><text:span text:style-name="T137"><text:s/>for the<text:s/></text:span><text:span text:style-name="T138">current player</text:span><text:span text:style-name="T139">'s pits and<text:s/></text:span><text:span text:style-name="T140">false</text:span><text:span text:style-name="T141"><text:s/>for the other player's pits</text:span></text:p>
        </text:list-item>
        <text:list-item>
          <text:p text:style-name="P57"><text:span text:style-name="T141">if the given boolean value is new, assign it to the<text:s/></text:span><text:span text:style-name="T142">ReseedAction</text:span><text:span text:style-name="T143">'s attribute and call<text:s/></text:span><text:span text:style-name="T144">updateEnabled</text:span></text:p>
        </text:list-item>
        <text:list-item>
          <text:p text:style-name="P58"><text:span text:style-name="T145">enable the<text:s/></text:span><text:span text:style-name="T146">ReseedAction</text:span><text:span text:style-name="T147"><text:s/>if there's a game running AND it wants to be enabled, else disable it (since this is an<text:s/></text:span><text:span text:style-name="T148">action</text:span><text:span text:style-name="T149">, the button will accordingly be enabled)</text:span></text:p>
        </text:list-item>
        <text:list-item>
          <text:p text:style-name="P59"><text:span text:style-name="T149">set the<text:s/></text:span><text:span text:style-name="T150">status</text:span><text:span text:style-name="T151"><text:s/>to "‹</text:span><text:span text:style-name="T152">current player</text:span><text:span text:style-name="T153">› begins."</text:span></text:p>
        </text:list-item>
      </text:list>
      <text:p text:style-name="P60"><text:span text:style-name="T154"/></text:p>
      <text:p text:style-name="P61"><text:span text:style-name="T155">Reseed</text:span></text:p>
      <text:list text:style-name="L62">
        <text:list-item>
          <text:p text:style-name="P62"><text:span text:style-name="T156">press a<text:s/></text:span><text:span text:style-name="T157">pit</text:span></text:p>
        </text:list-item>
        <text:list-item>
          <text:p text:style-name="P63"><text:span text:style-name="T158">call<text:s/></text:span><text:span text:style-name="T159">actionPerformed</text:span><text:span text:style-name="T160"><text:s/>in<text:s/></text:span><text:span text:style-name="T161">ReseedAction</text:span></text:p>
        </text:list-item>
        <text:list-item>
          <text:p text:style-name="P64"><text:span text:style-name="T162">call<text:s/></text:span><text:span text:style-name="T163">reseed</text:span><text:span text:style-name="T164"><text:s/>on the<text:s/></text:span><text:span text:style-name="T165">mancala<text:s/></text:span><text:span text:style-name="T166">with the pressed<text:s/></text:span><text:span text:style-name="T167">pit</text:span></text:p>
        </text:list-item>
        <text:list-item>
          <text:p text:style-name="P65"><text:span text:style-name="T168">ensure the<text:s/></text:span><text:span text:style-name="T169">pit</text:span><text:span text:style-name="T170"><text:s/>belongs to the<text:s/></text:span><text:span text:style-name="T171">current player</text:span><text:span text:style-name="T172"><text:s/>and is not empty</text:span></text:p>
        </text:list-item>
        <text:list-item>
          <text:p text:style-name="P65"><text:span text:style-name="T173">call<text:s/></text:span><text:span text:style-name="T174">beforeReseed</text:span><text:span text:style-name="T175"><text:s/>on its<text:s/></text:span><text:span text:style-name="T176">view</text:span></text:p>
        </text:list-item>
        <text:list-item>
          <text:p text:style-name="P66"><text:span text:style-name="T177">save the<text:s/></text:span><text:span text:style-name="T178">current player</text:span><text:span text:style-name="T179">, his score and the other player's score</text:span></text:p>
        </text:list-item>
        <text:list-item>
          <text:p text:style-name="P67"><text:span text:style-name="T180">call<text:s/></text:span><text:span text:style-name="T181">reseed</text:span><text:span text:style-name="T182"><text:s/>on the<text:s/></text:span><text:span text:style-name="T183">pit</text:span></text:p>
        </text:list-item>
        <text:list-item>
          <text:p text:style-name="P68"><text:span text:style-name="T184">empty the<text:s/></text:span><text:span text:style-name="T185">pit</text:span></text:p>
        </text:list-item>
        <text:list-item>
          <text:p text:style-name="P68"><text:span text:style-name="T186">find the<text:s/></text:span><text:span text:style-name="T187">pit</text:span><text:span text:style-name="T188"><text:s/>in the<text:s/></text:span><text:span text:style-name="T189">player</text:span><text:span text:style-name="T190">'s<text:s/></text:span><text:span text:style-name="T191">chain</text:span></text:p>
        </text:list-item>
        <text:list-item>
          <text:p text:style-name="P68"><text:span text:style-name="T192">increase the values of each<text:s/></text:span><text:span text:style-name="T193">container</text:span><text:span text:style-name="T194"><text:s/>in the<text:s/></text:span><text:span text:style-name="T195">chain</text:span><text:span text:style-name="T196"><text:s/>by one for each seed that was in the<text:s/></text:span><text:span text:style-name="T197">pit</text:span></text:p>
        </text:list-item>
        <text:list-item>
          <text:p text:style-name="P68"><text:span text:style-name="T198">return the<text:s/></text:span><text:span text:style-name="T199">container</text:span><text:span text:style-name="T200"><text:s/>where the last seed was put</text:span></text:p>
        </text:list-item>
        <text:list-item>
          <text:p text:style-name="P69"><text:span text:style-name="T200">save the returned<text:s/></text:span><text:span text:style-name="T201">container</text:span><text:span text:style-name="T202"><text:s/>as<text:s/></text:span><text:span text:style-name="T203">last</text:span></text:p>
        </text:list-item>
        <text:list-item>
          <text:p text:style-name="P69"><text:span text:style-name="T204">if the last seed ended up in the on of the<text:s/></text:span><text:span text:style-name="T205">player'</text:span><text:span text:style-name="T206">s empty<text:s/></text:span><text:span text:style-name="T207">pits</text:span></text:p>
        </text:list-item>
        <text:list-item>
          <text:p text:style-name="P70"><text:span text:style-name="T208">take the seeds from<text:s/></text:span><text:span text:style-name="T209">last</text:span><text:span text:style-name="T210"><text:s/>and its<text:s/></text:span><text:span text:style-name="T211">opposite pit</text:span></text:p>
        </text:list-item>
        <text:list-item>
          <text:p text:style-name="P70"><text:span text:style-name="T212">add these to the<text:s/></text:span><text:span text:style-name="T213">player</text:span><text:span text:style-name="T214">'s<text:s/></text:span><text:span text:style-name="T215">storage</text:span></text:p>
        </text:list-item>
        <text:list-item>
          <text:p text:style-name="P71"><text:span text:style-name="T216">call<text:s/></text:span><text:span text:style-name="T217">checkWinner</text:span></text:p>
        </text:list-item>
        <text:list-item>
          <text:p text:style-name="P72"><text:span text:style-name="T218">call<text:s/></text:span><text:span text:style-name="T219">isOver</text:span></text:p>
        </text:list-item>
        <text:list-item>
          <text:p text:style-name="P73"><text:span text:style-name="T220">check for each<text:s/></text:span><text:span text:style-name="T221">player</text:span><text:span text:style-name="T222"><text:s/>if all of his<text:s/></text:span><text:span text:style-name="T223">pits</text:span><text:span text:style-name="T224"><text:s/>are empty</text:span></text:p>
        </text:list-item>
        <text:list-item>
          <text:p text:style-name="P73"><text:span text:style-name="T224">if such a<text:s/></text:span><text:span text:style-name="T225">player</text:span><text:span text:style-name="T226"><text:s/>is found, return true, else false</text:span></text:p>
        </text:list-item>
        <text:list-item>
          <text:p text:style-name="P74"><text:span text:style-name="T226">exit if the game is still running</text:span></text:p>
        </text:list-item>
        <text:list-item>
          <text:p text:style-name="P75"><text:span text:style-name="T226">find the<text:s/></text:span><text:span text:style-name="T227">player</text:span><text:span text:style-name="T228"><text:s/>with the highest<text:s/></text:span><text:span text:style-name="T229">score</text:span><text:span text:style-name="T230"><text:s/>(null if there are players with the same high score)</text:span></text:p>
        </text:list-item>
        <text:list-item>
          <text:p text:style-name="P75"><text:span text:style-name="T230">forget the former<text:s/></text:span><text:span text:style-name="T231">previousWinner</text:span></text:p>
        </text:list-item>
        <text:list-item>
          <text:p text:style-name="P75"><text:span text:style-name="T232">remember the new<text:s/></text:span><text:span text:style-name="T233">winner</text:span><text:span text:style-name="T234"><text:s/>(or null)</text:span></text:p>
        </text:list-item>
        <text:list-item>
          <text:p text:style-name="P76"><text:span text:style-name="T235">call<text:s/></text:span><text:span text:style-name="T236">afterReseed</text:span><text:span text:style-name="T237"><text:s/>on its<text:s/></text:span><text:span text:style-name="T238">view</text:span></text:p>
        </text:list-item>
        <text:list-item>
          <text:p text:style-name="P77"><text:span text:style-name="T239">call<text:s/></text:span><text:span text:style-name="T240">updateReseedActionWantEnabled</text:span></text:p>
        </text:list-item>
        <text:list-item>
          <text:p text:style-name="P78"><text:span text:style-name="T241">see above in Start new game</text:span></text:p>
        </text:list-item>
        <text:list-item>
          <text:p text:style-name="P79"><text:span text:style-name="T242">get the<text:s/></text:span><text:span text:style-name="T243">current player</text:span><text:span text:style-name="T244">'s score and his score difference</text:span></text:p>
        </text:list-item>
        <text:list-item>
          <text:p text:style-name="P79"><text:span text:style-name="T244">compose and set<text:s/></text:span><text:span text:style-name="T245">status</text:span><text:span text:style-name="T246"><text:s/>message</text:span></text:p>
        </text:list-item>
        <text:list-item>
          <text:p text:style-name="P80"><text:span text:style-name="T246">if the game is over</text:span></text:p>
        </text:list-item>
        <text:list-item>
          <text:p text:style-name="P81"><text:span text:style-name="T246">write to the game<text:s/></text:span><text:span text:style-name="T247">history</text:span><text:span text:style-name="T248"><text:s/>file</text:span></text:p>
        </text:list-item>
        <text:list-item>
          <text:p text:style-name="P81"><text:span text:style-name="T248">display<text:s/></text:span><text:span text:style-name="T249">GameOverDialog</text:span></text:p>
        </text:list-item>
      </text:list>
      <text:p text:style-name="P82"><text:span text:style-name="T250"/></text:p>
      <text:p text:style-name="P83"><text:span text:style-name="T251">View history</text:span></text:p>
      <text:list text:style-name="L84">
        <text:list-item>
          <text:p text:style-name="P84"><text:span text:style-name="T252">select "</text:span><text:span text:style-name="T253">History</text:span><text:span text:style-name="T254">" from the menu</text:span></text:p>
        </text:list-item>
        <text:list-item>
          <text:p text:style-name="P85"><text:span text:style-name="T254">call<text:s/></text:span><text:span text:style-name="T255">actionPerformed</text:span><text:span text:style-name="T256"><text:s/>on the history menu item's actionListener</text:span></text:p>
        </text:list-item>
        <text:list-item>
          <text:p text:style-name="P86"><text:span text:style-name="T256">display a new<text:s/></text:span><text:span text:style-name="T257">HistoryView</text:span></text:p>
        </text:list-item>
        <text:list-item>
          <text:p text:style-name="P87"><text:span text:style-name="T258">(set some displaying related things)</text:span></text:p>
        </text:list-item>
        <text:list-item>
          <text:p text:style-name="P88"><text:span text:style-name="T259">call<text:s/></text:span><text:span text:style-name="T260">readAllReverse</text:span><text:span text:style-name="T261"><text:s/>on<text:s/></text:span><text:span text:style-name="T262">HistoryHelper</text:span></text:p>
        </text:list-item>
        <text:list-item>
          <text:p text:style-name="P89"><text:span text:style-name="T263">open the file<text:s/></text:span><text:span text:style-name="T264">mancala_hist.txt</text:span><text:span text:style-name="T265"><text:s/></text:span></text:p>
        </text:list-item>
        <text:list-item>
          <text:p text:style-name="P90"><text:span text:style-name="T265">put all lines into one string, the last line to the beginning, then the second last etc.</text:span></text:p>
        </text:list-item>
        <text:list-item>
          <text:p text:style-name="P90"><text:span text:style-name="T265">return the content of the history file or null if there was nothing to read</text:span></text:p>
        </text:list-item>
        <text:list-item>
          <text:p text:style-name="P91"><text:span text:style-name="T265">set the<text:s/></text:span><text:span text:style-name="T266">textArea</text:span><text:span text:style-name="T267">'s text to the return String or an<text:s/></text:span><text:span text:style-name="T268">empty</text:span><text:span text:style-name="T269">-</text:span><text:span text:style-name="T270">message</text:span><text:span text:style-name="T271"><text:s/>if null</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